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1.526cm"/>
    </style:style>
    <style:style style:name="Tabla10.B" style:family="table-column">
      <style:table-column-properties style:column-width="3.401cm"/>
    </style:style>
    <style:style style:name="Tabla10.C" style:family="table-column">
      <style:table-column-properties style:column-width="2.808cm"/>
    </style:style>
    <style:style style:name="Tabla10.D" style:family="table-column">
      <style:table-column-properties style:column-width="2.81cm"/>
    </style:style>
    <style:style style:name="Tabla10.E" style:family="table-column">
      <style:table-column-properties style:column-width="2.447cm"/>
    </style:style>
    <style:style style:name="Tabla10.F" style:family="table-column">
      <style:table-column-properties style:column-width="2.013cm"/>
    </style:style>
    <style:style style:name="Tabla10.G" style:family="table-column">
      <style:table-column-properties style:column-width="2.009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G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0*"/>
    </style:style>
    <style:style style:name="Tabla1.B" style:family="table-column">
      <style:table-column-properties style:column-width="3.782cm" style:rel-column-width="14578*"/>
    </style:style>
    <style:style style:name="Tabla1.C" style:family="table-column">
      <style:table-column-properties style:column-width="1.884cm" style:rel-column-width="7262*"/>
    </style:style>
    <style:style style:name="Tabla1.D" style:family="table-column">
      <style:table-column-properties style:column-width="5.491cm" style:rel-column-width="21167*"/>
    </style:style>
    <style:style style:name="Tabla1.E" style:family="table-column">
      <style:table-column-properties style:column-width="3.011cm" style:rel-column-width="1160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092cm" style:rel-column-width="4208*"/>
    </style:style>
    <style:style style:name="Tabla4.B" style:family="table-column">
      <style:table-column-properties style:column-width="15.909cm" style:rel-column-width="6132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092cm" style:rel-column-width="4208*"/>
    </style:style>
    <style:style style:name="Tabla2.B" style:family="table-column">
      <style:table-column-properties style:column-width="15.909cm" style:rel-column-width="6132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092cm" style:rel-column-width="4208*"/>
    </style:style>
    <style:style style:name="Tabla3.B" style:family="table-column">
      <style:table-column-properties style:column-width="15.909cm" style:rel-column-width="61327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092cm" style:rel-column-width="4208*"/>
    </style:style>
    <style:style style:name="Tabla5.B" style:family="table-column">
      <style:table-column-properties style:column-width="15.909cm" style:rel-column-width="6132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.092cm" style:rel-column-width="4208*"/>
    </style:style>
    <style:style style:name="Tabla9.B" style:family="table-column">
      <style:table-column-properties style:column-width="15.909cm" style:rel-column-width="61327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7.904cm" style:rel-column-width="30469*"/>
    </style:style>
    <style:style style:name="Tabla6.B" style:family="table-column">
      <style:table-column-properties style:column-width="9.096cm" style:rel-column-width="3506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7.904cm" style:rel-column-width="30469*"/>
    </style:style>
    <style:style style:name="Tabla7.B" style:family="table-column">
      <style:table-column-properties style:column-width="9.096cm" style:rel-column-width="35066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7.904cm" style:rel-column-width="30469*"/>
    </style:style>
    <style:style style:name="Tabla8.B" style:family="table-column">
      <style:table-column-properties style:column-width="9.096cm" style:rel-column-width="3506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ourier New" fo:font-style="normal" officeooo:rsid="013d2894" officeooo:paragraph-rsid="00122454" style:font-style-asian="normal" style:font-style-complex="normal"/>
    </style:style>
    <style:style style:name="P2" style:family="paragraph" style:parent-style-name="Text_20_body">
      <style:text-properties style:font-name="Courier New" fo:font-style="normal" officeooo:rsid="013d2894" officeooo:paragraph-rsid="003d571e" style:font-style-asian="normal" style:font-style-complex="normal"/>
    </style:style>
    <style:style style:name="P3" style:family="paragraph" style:parent-style-name="Text_20_body">
      <style:text-properties style:font-name="Courier New" fo:font-style="normal" officeooo:rsid="0138ea16" officeooo:paragraph-rsid="003d571e" style:font-style-asian="normal" style:font-style-complex="normal"/>
    </style:style>
    <style:style style:name="P4" style:family="paragraph" style:parent-style-name="Text_20_body">
      <style:text-properties style:font-name="Courier New" officeooo:rsid="013a689c" officeooo:paragraph-rsid="00122454"/>
    </style:style>
    <style:style style:name="P5" style:family="paragraph" style:parent-style-name="Text_20_body">
      <style:text-properties style:font-name="Courier New" officeooo:rsid="013a689c" officeooo:paragraph-rsid="003d571e"/>
    </style:style>
    <style:style style:name="P6" style:family="paragraph" style:parent-style-name="Text_20_body">
      <style:text-properties style:font-name="Courier New" officeooo:rsid="0138ea16" officeooo:paragraph-rsid="003d571e"/>
    </style:style>
    <style:style style:name="P7" style:family="paragraph" style:parent-style-name="Text_20_body">
      <style:text-properties style:font-name="Courier New" officeooo:rsid="0145f1c0" officeooo:paragraph-rsid="002e9dc1"/>
    </style:style>
    <style:style style:name="P8" style:family="paragraph" style:parent-style-name="Text_20_body">
      <style:text-properties style:font-name="Courier New" fo:font-size="8pt" fo:font-style="normal" officeooo:rsid="0145f1c0" officeooo:paragraph-rsid="003b683b" style:font-size-asian="8pt" style:font-style-asian="normal" style:font-size-complex="8pt" style:font-style-complex="normal"/>
    </style:style>
    <style:style style:name="P9" style:family="paragraph" style:parent-style-name="Text_20_body">
      <style:text-properties style:font-name="Courier New" fo:font-size="12pt" fo:font-style="normal" officeooo:rsid="002ae272" officeooo:paragraph-rsid="003b683b" style:font-size-asian="10.5pt" style:font-style-asian="normal" style:font-size-complex="12pt" style:font-style-complex="normal"/>
    </style:style>
    <style:style style:name="P10" style:family="paragraph" style:parent-style-name="Text_20_body">
      <style:text-properties style:font-name="Courier New" fo:font-size="12pt" fo:font-style="normal" officeooo:rsid="002ae272" officeooo:paragraph-rsid="003d571e" style:font-size-asian="10.5pt" style:font-style-asian="normal" style:font-size-complex="12pt" style:font-style-complex="normal"/>
    </style:style>
    <style:style style:name="P11" style:family="paragraph" style:parent-style-name="Text_20_body">
      <style:text-properties style:font-name="Courier New" fo:font-size="12pt" fo:font-style="normal" officeooo:rsid="003d571e" officeooo:paragraph-rsid="003d571e" style:font-size-asian="10.5pt" style:font-style-asian="normal" style:font-size-complex="12pt" style:font-style-complex="normal"/>
    </style:style>
    <style:style style:name="P12" style:family="paragraph" style:parent-style-name="Text_20_body">
      <style:text-properties style:font-name="Courier New" officeooo:rsid="002ca504" officeooo:paragraph-rsid="002ca504"/>
    </style:style>
    <style:style style:name="P13" style:family="paragraph" style:parent-style-name="Text_20_body">
      <style:text-properties style:font-name="Courier New" officeooo:rsid="002e9dc1" officeooo:paragraph-rsid="002e9dc1"/>
    </style:style>
    <style:style style:name="P14" style:family="paragraph" style:parent-style-name="Text_20_body">
      <style:text-properties style:font-name="Courier New" officeooo:rsid="002e9dc1" officeooo:paragraph-rsid="003d571e"/>
    </style:style>
    <style:style style:name="P15" style:family="paragraph" style:parent-style-name="Text_20_body">
      <style:text-properties style:font-name="Courier New" officeooo:rsid="00327c27" officeooo:paragraph-rsid="00327c27"/>
    </style:style>
    <style:style style:name="P16" style:family="paragraph" style:parent-style-name="Text_20_body">
      <style:text-properties officeooo:rsid="0138ea16" officeooo:paragraph-rsid="003d571e"/>
    </style:style>
    <style:style style:name="P17" style:family="paragraph" style:parent-style-name="Text_20_body">
      <style:text-properties officeooo:rsid="00122454" officeooo:paragraph-rsid="003d571e"/>
    </style:style>
    <style:style style:name="P18" style:family="paragraph" style:parent-style-name="Text_20_body">
      <style:text-properties officeooo:rsid="001a0225" officeooo:paragraph-rsid="001a0225"/>
    </style:style>
    <style:style style:name="P19" style:family="paragraph" style:parent-style-name="Text_20_body">
      <style:text-properties officeooo:paragraph-rsid="001a0225"/>
    </style:style>
    <style:style style:name="P20" style:family="paragraph" style:parent-style-name="Text_20_body">
      <style:text-properties officeooo:rsid="001df79a" officeooo:paragraph-rsid="00229456"/>
    </style:style>
    <style:style style:name="P21" style:family="paragraph" style:parent-style-name="Text_20_body">
      <style:text-properties officeooo:rsid="002105ff" officeooo:paragraph-rsid="002105ff"/>
    </style:style>
    <style:style style:name="P22" style:family="paragraph" style:parent-style-name="Text_20_body">
      <style:text-properties officeooo:rsid="002105ff" officeooo:paragraph-rsid="00229456"/>
    </style:style>
    <style:style style:name="P23" style:family="paragraph" style:parent-style-name="Text_20_body">
      <style:text-properties officeooo:rsid="002105ff" officeooo:paragraph-rsid="0025501a"/>
    </style:style>
    <style:style style:name="P24" style:family="paragraph" style:parent-style-name="Text_20_body">
      <style:text-properties officeooo:paragraph-rsid="00229456"/>
    </style:style>
    <style:style style:name="P25" style:family="paragraph" style:parent-style-name="Text_20_body">
      <style:text-properties officeooo:rsid="00229456" officeooo:paragraph-rsid="00229456"/>
    </style:style>
    <style:style style:name="P26" style:family="paragraph" style:parent-style-name="Text_20_body">
      <style:text-properties officeooo:rsid="00229456" officeooo:paragraph-rsid="0025501a"/>
    </style:style>
    <style:style style:name="P27" style:family="paragraph" style:parent-style-name="Text_20_body">
      <style:text-properties officeooo:rsid="0025501a" officeooo:paragraph-rsid="0025501a"/>
    </style:style>
    <style:style style:name="P28" style:family="paragraph" style:parent-style-name="Text_20_body">
      <style:text-properties officeooo:rsid="002a5de1" officeooo:paragraph-rsid="002a5de1"/>
    </style:style>
    <style:style style:name="P29" style:family="paragraph" style:parent-style-name="Text_20_body">
      <style:text-properties officeooo:rsid="0030a49b" officeooo:paragraph-rsid="0030a49b"/>
    </style:style>
    <style:style style:name="P30" style:family="paragraph" style:parent-style-name="Text_20_body">
      <style:text-properties officeooo:rsid="0031e1f7" officeooo:paragraph-rsid="0031e1f7"/>
    </style:style>
    <style:style style:name="P31" style:family="paragraph" style:parent-style-name="Text_20_body">
      <style:text-properties officeooo:rsid="00321f51" officeooo:paragraph-rsid="00321f51"/>
    </style:style>
    <style:style style:name="P32" style:family="paragraph" style:parent-style-name="Text_20_body">
      <style:text-properties officeooo:rsid="00321f51" officeooo:paragraph-rsid="003272c0"/>
    </style:style>
    <style:style style:name="P33" style:family="paragraph" style:parent-style-name="Text_20_body">
      <style:text-properties officeooo:rsid="00327c27" officeooo:paragraph-rsid="00327c27"/>
    </style:style>
    <style:style style:name="P34" style:family="paragraph" style:parent-style-name="Text_20_body">
      <style:text-properties officeooo:rsid="0033493e" officeooo:paragraph-rsid="0033493e"/>
    </style:style>
    <style:style style:name="P35" style:family="paragraph" style:parent-style-name="Text_20_body">
      <style:text-properties officeooo:paragraph-rsid="0033493e"/>
    </style:style>
    <style:style style:name="P36" style:family="paragraph" style:parent-style-name="Text_20_body">
      <style:text-properties officeooo:rsid="003835db" officeooo:paragraph-rsid="0039a248"/>
    </style:style>
    <style:style style:name="P37" style:family="paragraph" style:parent-style-name="Text_20_body">
      <style:text-properties officeooo:paragraph-rsid="003b683b"/>
    </style:style>
    <style:style style:name="P38" style:family="paragraph" style:parent-style-name="Text_20_body">
      <style:text-properties officeooo:paragraph-rsid="003d571e"/>
    </style:style>
    <style:style style:name="P39" style:family="paragraph" style:parent-style-name="Standard">
      <style:text-properties officeooo:paragraph-rsid="0033493e"/>
    </style:style>
    <style:style style:name="P40" style:family="paragraph" style:parent-style-name="Standard">
      <style:text-properties officeooo:paragraph-rsid="00353336"/>
    </style:style>
    <style:style style:name="P41" style:family="paragraph" style:parent-style-name="Standard">
      <style:text-properties officeooo:paragraph-rsid="0036822d"/>
    </style:style>
    <style:style style:name="P42" style:family="paragraph" style:parent-style-name="Standard">
      <style:text-properties officeooo:paragraph-rsid="0039a248"/>
    </style:style>
    <style:style style:name="P43" style:family="paragraph" style:parent-style-name="Table_20_Contents">
      <style:text-properties style:font-name="Courier New" fo:font-size="8pt" officeooo:rsid="0148b934" officeooo:paragraph-rsid="003b683b" style:font-size-asian="8pt" style:font-size-complex="8pt"/>
    </style:style>
    <style:style style:name="P44" style:family="paragraph" style:parent-style-name="Table_20_Contents">
      <style:text-properties style:font-name="Courier New" fo:font-size="8pt" officeooo:rsid="014c30bd" officeooo:paragraph-rsid="003b683b" style:font-size-asian="8pt" style:font-size-complex="8pt"/>
    </style:style>
    <style:style style:name="P45" style:family="paragraph" style:parent-style-name="Table_20_Contents">
      <style:text-properties style:font-name="Courier New" fo:font-size="8pt" officeooo:rsid="01488e94" officeooo:paragraph-rsid="003b683b" style:font-size-asian="8pt" style:font-size-complex="8pt"/>
    </style:style>
    <style:style style:name="P46" style:family="paragraph" style:parent-style-name="Table_20_Contents">
      <style:text-properties style:font-name="Courier New" fo:font-size="8pt" officeooo:rsid="0146bf68" officeooo:paragraph-rsid="003b683b" style:font-size-asian="8pt" style:font-size-complex="8pt"/>
    </style:style>
    <style:style style:name="P47" style:family="paragraph" style:parent-style-name="Table_20_Contents">
      <style:text-properties style:font-name="Courier New" fo:font-size="8pt" officeooo:rsid="014661de" officeooo:paragraph-rsid="003b683b" style:font-size-asian="8pt" style:font-size-complex="8pt"/>
    </style:style>
    <style:style style:name="P48" style:family="paragraph" style:parent-style-name="Table_20_Contents">
      <style:text-properties style:font-name="Courier New" fo:font-size="8pt" officeooo:rsid="0146f9e4" officeooo:paragraph-rsid="003b683b" style:font-size-asian="8pt" style:font-size-complex="8pt"/>
    </style:style>
    <style:style style:name="P49" style:family="paragraph" style:parent-style-name="Table_20_Contents">
      <style:text-properties style:font-name="Courier New" fo:font-size="8pt" officeooo:rsid="014a673e" officeooo:paragraph-rsid="003b683b" style:font-size-asian="8pt" style:font-size-complex="8pt"/>
    </style:style>
    <style:style style:name="P50" style:family="paragraph" style:parent-style-name="Table_20_Contents">
      <style:text-properties style:font-name="Courier New" fo:font-size="8pt" officeooo:rsid="003b683b" officeooo:paragraph-rsid="003b683b" style:font-size-asian="8pt" style:font-size-complex="8pt"/>
    </style:style>
    <style:style style:name="P51" style:family="paragraph" style:parent-style-name="Table_20_Contents">
      <style:text-properties officeooo:rsid="002a0f0e" officeooo:paragraph-rsid="002a0f0e"/>
    </style:style>
    <style:style style:name="P52" style:family="paragraph" style:parent-style-name="Table_20_Contents">
      <style:text-properties officeooo:rsid="002e9dc1" officeooo:paragraph-rsid="002e9dc1"/>
    </style:style>
    <style:style style:name="P53" style:family="paragraph" style:parent-style-name="Table_20_Contents">
      <style:text-properties officeooo:rsid="0033493e" officeooo:paragraph-rsid="0033493e"/>
    </style:style>
    <style:style style:name="P54" style:family="paragraph" style:parent-style-name="Table_20_Contents">
      <style:text-properties officeooo:rsid="0033493e" officeooo:paragraph-rsid="00353336"/>
    </style:style>
    <style:style style:name="P55" style:family="paragraph" style:parent-style-name="Table_20_Contents">
      <style:text-properties officeooo:rsid="0033493e" officeooo:paragraph-rsid="0036822d"/>
    </style:style>
    <style:style style:name="P56" style:family="paragraph" style:parent-style-name="Table_20_Contents">
      <style:text-properties officeooo:rsid="0033493e" officeooo:paragraph-rsid="0039a248"/>
    </style:style>
    <style:style style:name="P57" style:family="paragraph" style:parent-style-name="Table_20_Contents">
      <style:text-properties fo:font-weight="bold" officeooo:rsid="0033493e" officeooo:paragraph-rsid="0033493e" style:font-weight-asian="bold" style:font-weight-complex="bold"/>
    </style:style>
    <style:style style:name="P58" style:family="paragraph" style:parent-style-name="Table_20_Contents">
      <style:text-properties fo:font-weight="bold" officeooo:rsid="0033493e" officeooo:paragraph-rsid="00353336" style:font-weight-asian="bold" style:font-weight-complex="bold"/>
    </style:style>
    <style:style style:name="P59" style:family="paragraph" style:parent-style-name="Table_20_Contents">
      <style:text-properties fo:font-weight="bold" officeooo:rsid="0033493e" officeooo:paragraph-rsid="0036822d" style:font-weight-asian="bold" style:font-weight-complex="bold"/>
    </style:style>
    <style:style style:name="P60" style:family="paragraph" style:parent-style-name="Table_20_Contents">
      <style:text-properties fo:font-weight="bold" officeooo:rsid="0033493e" officeooo:paragraph-rsid="0039a248" style:font-weight-asian="bold" style:font-weight-complex="bold"/>
    </style:style>
    <style:style style:name="P61" style:family="paragraph" style:parent-style-name="Table_20_Contents">
      <style:text-properties fo:font-weight="bold" officeooo:rsid="0036822d" officeooo:paragraph-rsid="0036822d" style:font-weight-asian="bold" style:font-weight-complex="bold"/>
    </style:style>
    <style:style style:name="P62" style:family="paragraph" style:parent-style-name="Table_20_Contents">
      <style:text-properties fo:font-weight="bold" officeooo:rsid="0036822d" officeooo:paragraph-rsid="0039a248" style:font-weight-asian="bold" style:font-weight-complex="bold"/>
    </style:style>
    <style:style style:name="P63" style:family="paragraph" style:parent-style-name="Table_20_Contents">
      <style:text-properties officeooo:rsid="00353336" officeooo:paragraph-rsid="00353336"/>
    </style:style>
    <style:style style:name="P64" style:family="paragraph" style:parent-style-name="Table_20_Contents">
      <style:text-properties officeooo:rsid="00353336" officeooo:paragraph-rsid="0036822d"/>
    </style:style>
    <style:style style:name="P65" style:family="paragraph" style:parent-style-name="Table_20_Contents">
      <style:text-properties officeooo:rsid="00353336" officeooo:paragraph-rsid="0039a248"/>
    </style:style>
    <style:style style:name="P66" style:family="paragraph" style:parent-style-name="Table_20_Contents">
      <style:text-properties officeooo:rsid="0036822d" officeooo:paragraph-rsid="0036822d"/>
    </style:style>
    <style:style style:name="P67" style:family="paragraph" style:parent-style-name="Table_20_Contents">
      <style:text-properties officeooo:rsid="0036822d" officeooo:paragraph-rsid="003835db"/>
    </style:style>
    <style:style style:name="P68" style:family="paragraph" style:parent-style-name="Table_20_Contents">
      <style:text-properties officeooo:rsid="0036822d" officeooo:paragraph-rsid="0039a248"/>
    </style:style>
    <style:style style:name="P69" style:family="paragraph" style:parent-style-name="Table_20_Contents">
      <style:text-properties fo:font-weight="normal" officeooo:rsid="0036822d" officeooo:paragraph-rsid="0036822d" style:font-weight-asian="normal" style:font-weight-complex="normal"/>
    </style:style>
    <style:style style:name="P70" style:family="paragraph" style:parent-style-name="Table_20_Contents">
      <style:text-properties fo:font-weight="normal" officeooo:rsid="0036822d" officeooo:paragraph-rsid="0039a248" style:font-weight-asian="normal" style:font-weight-complex="normal"/>
    </style:style>
    <style:style style:name="P71" style:family="paragraph" style:parent-style-name="Table_20_Contents">
      <style:text-properties officeooo:rsid="003835db" officeooo:paragraph-rsid="003835db"/>
    </style:style>
    <style:style style:name="P72" style:family="paragraph" style:parent-style-name="Table_20_Contents">
      <style:text-properties officeooo:rsid="003835db" officeooo:paragraph-rsid="0039a248"/>
    </style:style>
    <style:style style:name="P73" style:family="paragraph" style:parent-style-name="Table_20_Contents">
      <style:text-properties officeooo:rsid="0039a248" officeooo:paragraph-rsid="0039a248"/>
    </style:style>
    <style:style style:name="P74" style:family="paragraph" style:parent-style-name="Table_20_Contents">
      <style:text-properties officeooo:paragraph-rsid="0039a248"/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8" style:family="paragraph" style:parent-style-name="Standard">
      <style:text-properties style:font-name="Courier New" fo:font-style="normal" officeooo:rsid="0031e1f7" style:font-style-asian="normal" style:font-style-complex="normal"/>
    </style:style>
    <style:style style:name="P79" style:family="paragraph" style:parent-style-name="Standard">
      <style:text-properties style:font-name="Courier New" fo:font-style="normal" officeooo:rsid="0031e1f7" officeooo:paragraph-rsid="0031e1f7" style:font-style-asian="normal" style:font-style-complex="normal"/>
    </style:style>
    <style:style style:name="P80" style:family="paragraph" style:parent-style-name="Table_20_Contents">
      <style:text-properties officeooo:rsid="0036822d" officeooo:paragraph-rsid="0036822d"/>
    </style:style>
    <style:style style:name="P81" style:family="paragraph" style:parent-style-name="Heading_20_1">
      <style:text-properties officeooo:rsid="001a0225" officeooo:paragraph-rsid="001a0225"/>
    </style:style>
    <style:style style:name="P82" style:family="paragraph" style:parent-style-name="Heading_20_1">
      <style:text-properties style:font-name="Courier New" fo:font-size="8pt" fo:font-style="normal" officeooo:rsid="013d2894" style:font-size-asian="8pt" style:font-style-asian="normal" style:font-size-complex="8pt" style:font-style-complex="normal"/>
    </style:style>
    <style:style style:name="P83" style:family="paragraph" style:parent-style-name="Heading_20_1">
      <style:text-properties style:font-name="Courier New" fo:font-style="normal" officeooo:rsid="002e9dc1" officeooo:paragraph-rsid="002e9dc1" style:font-style-asian="normal" style:font-style-complex="normal"/>
    </style:style>
    <style:style style:name="P84" style:family="paragraph" style:parent-style-name="Heading_20_1">
      <style:text-properties style:font-name="Courier New" fo:font-style="normal" officeooo:rsid="0030a49b" officeooo:paragraph-rsid="0030a49b" style:font-style-asian="normal" style:font-style-complex="normal"/>
    </style:style>
    <style:style style:name="P85" style:family="paragraph" style:parent-style-name="Heading_20_1">
      <style:text-properties officeooo:rsid="002ae272" officeooo:paragraph-rsid="002ae272"/>
    </style:style>
    <style:style style:name="P86" style:family="paragraph" style:parent-style-name="Heading_20_2">
      <style:text-properties officeooo:paragraph-rsid="003b683b"/>
    </style:style>
    <style:style style:name="P87" style:family="paragraph" style:parent-style-name="Heading_20_2">
      <style:text-properties style:font-name="Courier New" officeooo:rsid="002e9dc1" officeooo:paragraph-rsid="003d571e"/>
    </style:style>
    <style:style style:name="P88" style:family="paragraph" style:parent-style-name="Heading_20_2">
      <style:text-properties style:font-name="Courier New" fo:font-style="normal" officeooo:rsid="002eb0d7" officeooo:paragraph-rsid="002eb0d7" style:font-style-asian="normal" style:font-style-complex="normal"/>
    </style:style>
    <style:style style:name="P89" style:family="paragraph" style:parent-style-name="Heading_20_2">
      <style:text-properties style:font-name="Courier New" fo:font-style="normal" officeooo:rsid="013d2894" officeooo:paragraph-rsid="0035a9c2" style:font-style-asian="normal" style:font-style-complex="normal"/>
    </style:style>
    <style:style style:name="P90" style:family="paragraph" style:parent-style-name="Heading_20_2">
      <style:text-properties style:font-name="Courier New" fo:font-style="normal" officeooo:rsid="00321f51" officeooo:paragraph-rsid="003272c0" style:font-style-asian="normal" style:font-style-complex="normal"/>
    </style:style>
    <style:style style:name="P91" style:family="paragraph" style:parent-style-name="Heading_20_2">
      <style:text-properties style:font-name="Courier New" fo:font-style="normal" officeooo:rsid="00321f51" officeooo:paragraph-rsid="00321f51" style:font-style-asian="normal" style:font-style-complex="normal"/>
    </style:style>
    <style:style style:name="P92" style:family="paragraph" style:parent-style-name="Heading_20_2">
      <style:text-properties style:font-name="Courier New" fo:font-style="normal" officeooo:rsid="003272c0" officeooo:paragraph-rsid="003272c0" style:font-style-asian="normal" style:font-style-complex="normal"/>
    </style:style>
    <style:style style:name="P93" style:family="paragraph" style:parent-style-name="Heading_20_2">
      <style:text-properties style:font-name="Courier New" fo:font-style="normal" officeooo:rsid="00327c27" officeooo:paragraph-rsid="00327c27" style:font-style-asian="normal" style:font-style-complex="normal"/>
    </style:style>
    <style:style style:name="P94" style:family="paragraph" style:parent-style-name="Heading_20_2">
      <style:text-properties officeooo:paragraph-rsid="003d571e"/>
    </style:style>
    <style:style style:name="P95" style:family="paragraph" style:parent-style-name="Heading_20_2">
      <style:text-properties officeooo:rsid="001df79a" officeooo:paragraph-rsid="00229456"/>
    </style:style>
    <style:style style:name="P96" style:family="paragraph" style:parent-style-name="Heading_20_2">
      <style:text-properties officeooo:rsid="001df79a" officeooo:paragraph-rsid="002329c1"/>
    </style:style>
    <style:style style:name="P97" style:family="paragraph" style:parent-style-name="Heading_20_2">
      <style:text-properties officeooo:rsid="001df79a" officeooo:paragraph-rsid="0025501a"/>
    </style:style>
    <style:style style:name="P98" style:family="paragraph" style:parent-style-name="Heading_20_2">
      <style:text-properties officeooo:rsid="00321f51" officeooo:paragraph-rsid="003272c0"/>
    </style:style>
    <style:style style:name="P99" style:family="paragraph" style:parent-style-name="Heading_20_2">
      <style:text-properties officeooo:rsid="00327c27" officeooo:paragraph-rsid="0039a248"/>
    </style:style>
    <style:style style:name="P100" style:family="paragraph" style:parent-style-name="Heading_20_2">
      <style:text-properties officeooo:rsid="0030a49b" officeooo:paragraph-rsid="0031e1f7"/>
    </style:style>
    <style:style style:name="P101" style:family="paragraph" style:parent-style-name="Heading_20_2">
      <style:text-properties officeooo:rsid="0036822d" officeooo:paragraph-rsid="0036822d"/>
    </style:style>
    <style:style style:name="P102" style:family="paragraph" style:parent-style-name="Heading_20_2">
      <style:text-properties officeooo:rsid="0036822d" officeooo:paragraph-rsid="003835db"/>
    </style:style>
    <style:style style:name="P103" style:family="paragraph" style:parent-style-name="Heading_20_2">
      <style:text-properties officeooo:rsid="0036822d" officeooo:paragraph-rsid="0039a248"/>
    </style:style>
    <style:style style:name="P104" style:family="paragraph" style:parent-style-name="Heading_20_3">
      <style:text-properties style:font-name="Courier New" fo:font-style="normal" officeooo:rsid="0033493e" officeooo:paragraph-rsid="0033493e" style:font-style-asian="normal" style:font-style-complex="normal"/>
    </style:style>
    <style:style style:name="P105" style:family="paragraph" style:parent-style-name="Heading_20_3">
      <style:text-properties officeooo:paragraph-rsid="00353336"/>
    </style:style>
    <style:style style:name="P106" style:family="paragraph" style:parent-style-name="Heading_20_3">
      <style:text-properties officeooo:paragraph-rsid="0036822d"/>
    </style:style>
    <style:style style:name="P107" style:family="paragraph" style:parent-style-name="Heading_20_3">
      <style:text-properties officeooo:paragraph-rsid="0039a248"/>
    </style:style>
    <style:style style:name="P108" style:family="paragraph" style:parent-style-name="Text_20_body">
      <style:text-properties style:font-name="Courier New" fo:font-style="normal" officeooo:rsid="0138ea16" officeooo:paragraph-rsid="003d571e" style:font-style-asian="normal" style:font-style-complex="normal"/>
    </style:style>
    <style:style style:name="P109" style:family="paragraph" style:parent-style-name="Text_20_body">
      <style:text-properties style:font-name="Courier New" fo:font-style="normal" officeooo:rsid="013d2894" officeooo:paragraph-rsid="003d571e" style:font-style-asian="normal" style:font-style-complex="normal"/>
    </style:style>
    <style:style style:name="P110" style:family="paragraph" style:parent-style-name="Text_20_body">
      <style:text-properties style:font-name="Courier New" fo:font-style="normal" officeooo:rsid="002eb0d7" officeooo:paragraph-rsid="002eb0d7" style:font-style-asian="normal" style:font-style-complex="normal"/>
    </style:style>
    <style:style style:name="P111" style:family="paragraph" style:parent-style-name="Text_20_body" style:list-style-name="L1">
      <style:text-properties style:font-name="Courier New" fo:font-style="normal" officeooo:rsid="002eb0d7" officeooo:paragraph-rsid="002eb0d7" style:font-style-asian="normal" style:font-style-complex="normal"/>
    </style:style>
    <style:style style:name="P112" style:family="paragraph" style:parent-style-name="Text_20_body" style:list-style-name="L2">
      <style:text-properties style:font-name="Courier New" fo:font-style="normal" officeooo:rsid="002eb0d7" officeooo:paragraph-rsid="002eb0d7" style:font-style-asian="normal" style:font-style-complex="normal"/>
    </style:style>
    <style:style style:name="P113" style:family="paragraph" style:parent-style-name="Text_20_body" style:list-style-name="L1">
      <style:text-properties style:font-name="Courier New" fo:font-style="normal" officeooo:rsid="002f52ef" officeooo:paragraph-rsid="002f52ef" style:font-style-asian="normal" style:font-style-complex="normal"/>
    </style:style>
    <style:style style:name="P114" style:family="paragraph" style:parent-style-name="Text_20_body" style:list-style-name="L2">
      <style:text-properties style:font-name="Courier New" fo:font-style="normal" officeooo:rsid="002f52ef" officeooo:paragraph-rsid="002f52ef" style:font-style-asian="normal" style:font-style-complex="normal"/>
    </style:style>
    <style:style style:name="P115" style:family="paragraph" style:parent-style-name="Text_20_body" style:list-style-name="L3">
      <style:text-properties style:font-name="Courier New" fo:font-style="normal" officeooo:rsid="002f52ef" officeooo:paragraph-rsid="002f52ef" style:font-style-asian="normal" style:font-style-complex="normal"/>
    </style:style>
    <style:style style:name="P116" style:family="paragraph" style:parent-style-name="Text_20_body" style:list-style-name="L3">
      <style:text-properties style:font-name="Courier New" fo:font-style="normal" officeooo:rsid="0033493e" officeooo:paragraph-rsid="0033493e" style:font-style-asian="normal" style:font-style-complex="normal"/>
    </style:style>
    <style:style style:name="P117" style:family="paragraph" style:parent-style-name="Text_20_body">
      <style:text-properties style:font-name="Courier New" fo:font-style="normal" officeooo:rsid="0033493e" officeooo:paragraph-rsid="0033493e" style:font-style-asian="normal" style:font-style-complex="normal"/>
    </style:style>
    <style:style style:name="P118" style:family="paragraph" style:parent-style-name="Text_20_body">
      <style:text-properties style:font-name="Courier New" fo:font-style="normal" officeooo:rsid="001a0225" officeooo:paragraph-rsid="001a0225" style:font-style-asian="normal" style:font-style-complex="normal"/>
    </style:style>
    <style:style style:name="P119" style:family="paragraph" style:parent-style-name="Text_20_body">
      <style:text-properties style:font-name="Courier New" fo:font-style="normal" officeooo:rsid="001df79a" officeooo:paragraph-rsid="001df79a" style:font-style-asian="normal" style:font-style-complex="normal"/>
    </style:style>
    <style:style style:name="P120" style:family="paragraph" style:parent-style-name="Text_20_body">
      <style:text-properties style:font-name="Courier New" fo:font-style="normal" officeooo:rsid="001df79a" officeooo:paragraph-rsid="002105ff" style:font-style-asian="normal" style:font-style-complex="normal"/>
    </style:style>
    <style:style style:name="P121" style:family="paragraph" style:parent-style-name="Text_20_body">
      <style:text-properties style:font-name="Courier New" fo:font-style="normal" officeooo:rsid="001df79a" officeooo:paragraph-rsid="00229456" style:font-style-asian="normal" style:font-style-complex="normal"/>
    </style:style>
    <style:style style:name="P122" style:family="paragraph" style:parent-style-name="Text_20_body">
      <style:text-properties style:font-name="Courier New" fo:font-style="normal" officeooo:rsid="001df79a" officeooo:paragraph-rsid="0025501a" style:font-style-asian="normal" style:font-style-complex="normal"/>
    </style:style>
    <style:style style:name="P123" style:family="paragraph" style:parent-style-name="Text_20_body">
      <style:text-properties style:font-name="Courier New" fo:font-style="normal" officeooo:rsid="00229456" officeooo:paragraph-rsid="00229456" style:font-style-asian="normal" style:font-style-complex="normal"/>
    </style:style>
    <style:style style:name="P124" style:family="paragraph" style:parent-style-name="Text_20_body">
      <style:text-properties style:font-name="Courier New" fo:font-style="normal" officeooo:rsid="00229456" officeooo:paragraph-rsid="002329c1" style:font-style-asian="normal" style:font-style-complex="normal"/>
    </style:style>
    <style:style style:name="P125" style:family="paragraph" style:parent-style-name="Text_20_body">
      <style:text-properties style:font-name="Courier New" fo:font-style="normal" officeooo:rsid="001ffa36" officeooo:paragraph-rsid="002105ff" style:font-style-asian="normal" style:font-style-complex="normal"/>
    </style:style>
    <style:style style:name="P126" style:family="paragraph" style:parent-style-name="Text_20_body">
      <style:text-properties style:font-name="Courier New" fo:font-style="normal" officeooo:rsid="0025501a" officeooo:paragraph-rsid="0025501a" style:font-style-asian="normal" style:font-style-complex="normal"/>
    </style:style>
    <style:style style:name="P127" style:family="paragraph" style:parent-style-name="Text_20_body">
      <style:text-properties style:font-name="Courier New" fo:font-style="normal" officeooo:rsid="002827ea" officeooo:paragraph-rsid="0025501a" style:font-style-asian="normal" style:font-style-complex="normal"/>
    </style:style>
    <style:style style:name="P128" style:family="paragraph" style:parent-style-name="Text_20_body">
      <style:text-properties style:font-name="Courier New" fo:font-style="normal" officeooo:rsid="00321f51" officeooo:paragraph-rsid="00321f51" style:font-style-asian="normal" style:font-style-complex="normal"/>
    </style:style>
    <style:style style:name="P129" style:family="paragraph" style:parent-style-name="Text_20_body">
      <style:text-properties style:font-name="Courier New" fo:font-style="normal" officeooo:rsid="00321f51" officeooo:paragraph-rsid="003272c0" style:font-style-asian="normal" style:font-style-complex="normal"/>
    </style:style>
    <style:style style:name="P130" style:family="paragraph" style:parent-style-name="Text_20_body">
      <style:text-properties style:font-name="Courier New" fo:font-style="normal" officeooo:rsid="0030a49b" officeooo:paragraph-rsid="0030a49b" style:font-style-asian="normal" style:font-style-complex="normal"/>
    </style:style>
    <style:style style:name="P131" style:family="paragraph" style:parent-style-name="Text_20_body">
      <style:text-properties style:font-name="Courier New" fo:font-style="normal" officeooo:rsid="0030a49b" officeooo:paragraph-rsid="003272c0" style:font-style-asian="normal" style:font-style-complex="normal"/>
    </style:style>
    <style:style style:name="P132" style:family="paragraph" style:parent-style-name="Text_20_body">
      <style:text-properties style:font-name="Courier New" fo:font-style="normal" officeooo:rsid="003272c0" officeooo:paragraph-rsid="003272c0" style:font-style-asian="normal" style:font-style-complex="normal"/>
    </style:style>
    <style:style style:name="P133" style:family="paragraph" style:parent-style-name="Text_20_body">
      <style:text-properties style:font-name="Courier New" fo:font-style="normal" officeooo:rsid="00327c27" officeooo:paragraph-rsid="00327c27" style:font-style-asian="normal" style:font-style-complex="normal"/>
    </style:style>
    <style:style style:name="P134" style:family="paragraph" style:parent-style-name="Text_20_body">
      <style:text-properties style:font-name="Courier New" fo:font-style="normal" officeooo:rsid="0031e1f7" officeooo:paragraph-rsid="0030a49b" style:font-style-asian="normal" style:font-style-complex="normal"/>
    </style:style>
    <style:style style:name="P135" style:family="paragraph" style:parent-style-name="Text_20_body">
      <style:text-properties style:font-name="Courier New" fo:font-style="normal" officeooo:rsid="0031e1f7" officeooo:paragraph-rsid="0031e1f7" style:font-style-asian="normal" style:font-style-complex="normal"/>
    </style:style>
    <style:style style:name="P136" style:family="paragraph" style:parent-style-name="Text_20_body">
      <style:text-properties style:font-name="Courier New" fo:font-style="normal" officeooo:rsid="0036822d" officeooo:paragraph-rsid="0036822d" style:font-style-asian="normal" style:font-style-complex="normal"/>
    </style:style>
    <style:style style:name="P137" style:family="paragraph" style:parent-style-name="Text_20_body">
      <style:text-properties style:font-name="Courier New" fo:font-style="normal" officeooo:rsid="003835db" officeooo:paragraph-rsid="003835db" style:font-style-asian="normal" style:font-style-complex="normal"/>
    </style:style>
    <style:style style:name="P138" style:family="paragraph" style:parent-style-name="Text_20_body" style:list-style-name="L4">
      <style:text-properties style:font-name="Courier New" fo:font-style="normal" officeooo:rsid="003835db" officeooo:paragraph-rsid="003835db" style:font-style-asian="normal" style:font-style-complex="normal"/>
    </style:style>
    <style:style style:name="P139" style:family="paragraph" style:parent-style-name="Text_20_body">
      <style:text-properties style:font-name="Courier New" fo:font-style="normal" officeooo:rsid="003835db" officeooo:paragraph-rsid="0039a248" style:font-style-asian="normal" style:font-style-complex="normal"/>
    </style:style>
    <style:style style:name="P140" style:family="paragraph" style:parent-style-name="Text_20_body">
      <style:text-properties style:font-name="Courier New" officeooo:rsid="00122454" officeooo:paragraph-rsid="002e9dc1"/>
    </style:style>
    <style:style style:name="P141" style:family="paragraph" style:parent-style-name="Text_20_body" style:list-style-name="L1">
      <style:text-properties officeooo:rsid="002eb0d7" officeooo:paragraph-rsid="002eb0d7"/>
    </style:style>
    <style:style style:name="P142" style:family="paragraph" style:parent-style-name="Text_20_body" style:list-style-name="L3">
      <style:text-properties officeooo:rsid="0030a49b" officeooo:paragraph-rsid="0030a49b"/>
    </style:style>
    <style:style style:name="P143" style:family="paragraph" style:parent-style-name="Text_20_body" style:list-style-name="L3">
      <style:text-properties fo:font-style="italic" officeooo:rsid="00321f51" officeooo:paragraph-rsid="00321f51" style:font-style-asian="italic" style:font-style-complex="italic"/>
    </style:style>
    <style:style style:name="T1" style:family="text">
      <style:text-properties style:font-name="Courier New"/>
    </style:style>
    <style:style style:name="T2" style:family="text">
      <style:text-properties style:font-name="Courier New" fo:font-style="italic" style:font-style-asian="italic" style:font-style-complex="italic"/>
    </style:style>
    <style:style style:name="T3" style:family="text">
      <style:text-properties style:font-name="Courier New" fo:font-style="italic" officeooo:rsid="001400b4" style:font-style-asian="italic" style:font-style-complex="italic"/>
    </style:style>
    <style:style style:name="T4" style:family="text">
      <style:text-properties style:font-name="Courier New" fo:font-style="italic" officeooo:rsid="001bfbc7" style:font-style-asian="italic" style:font-style-complex="italic"/>
    </style:style>
    <style:style style:name="T5" style:family="text">
      <style:text-properties style:font-name="Courier New" fo:font-style="italic" fo:font-weight="normal" officeooo:rsid="001400b4" style:font-style-asian="italic" style:font-weight-asian="normal" style:font-style-complex="italic" style:font-weight-complex="normal"/>
    </style:style>
    <style:style style:name="T6" style:family="text">
      <style:text-properties style:font-name="Courier New" fo:font-style="normal" style:font-style-asian="normal" style:font-style-complex="normal"/>
    </style:style>
    <style:style style:name="T7" style:family="text">
      <style:text-properties style:font-name="Courier New" fo:font-style="normal" officeooo:rsid="013a689c" style:font-style-asian="normal" style:font-style-complex="normal"/>
    </style:style>
    <style:style style:name="T8" style:family="text">
      <style:text-properties style:font-name="Courier New" fo:font-style="normal" officeooo:rsid="001400b4" style:font-style-asian="normal" style:font-style-complex="normal"/>
    </style:style>
    <style:style style:name="T9" style:family="text">
      <style:text-properties style:font-name="Courier New" fo:font-style="normal" officeooo:rsid="001bfbc7" style:font-style-asian="normal" style:font-style-complex="normal"/>
    </style:style>
    <style:style style:name="T10" style:family="text">
      <style:text-properties style:font-name="Courier New" fo:font-style="normal" officeooo:rsid="001df79a" style:font-style-asian="normal" style:font-style-complex="normal"/>
    </style:style>
    <style:style style:name="T11" style:family="text">
      <style:text-properties style:font-name="Courier New" fo:font-style="normal" officeooo:rsid="001ffa36" style:font-style-asian="normal" style:font-style-complex="normal"/>
    </style:style>
    <style:style style:name="T12" style:family="text">
      <style:text-properties style:font-name="Courier New" fo:font-style="normal" officeooo:rsid="002105ff" style:font-style-asian="normal" style:font-style-complex="normal"/>
    </style:style>
    <style:style style:name="T13" style:family="text">
      <style:text-properties style:font-name="Courier New" fo:font-style="normal" officeooo:rsid="00229456" style:font-style-asian="normal" style:font-style-complex="normal"/>
    </style:style>
    <style:style style:name="T14" style:family="text">
      <style:text-properties style:font-name="Courier New" fo:font-style="normal" officeooo:rsid="002404be" style:font-style-asian="normal" style:font-style-complex="normal"/>
    </style:style>
    <style:style style:name="T15" style:family="text">
      <style:text-properties style:font-name="Courier New" fo:font-style="normal" officeooo:rsid="0025501a" style:font-style-asian="normal" style:font-style-complex="normal"/>
    </style:style>
    <style:style style:name="T16" style:family="text">
      <style:text-properties style:font-name="Courier New" fo:font-style="normal" officeooo:rsid="002827ea" style:font-style-asian="normal" style:font-style-complex="normal"/>
    </style:style>
    <style:style style:name="T17" style:family="text">
      <style:text-properties style:font-name="Courier New" fo:font-style="normal" officeooo:rsid="002a5de1" style:font-style-asian="normal" style:font-style-complex="normal"/>
    </style:style>
    <style:style style:name="T18" style:family="text">
      <style:text-properties style:font-name="Courier New" fo:font-style="normal" officeooo:rsid="013d2894" style:font-style-asian="normal" style:font-style-complex="normal"/>
    </style:style>
    <style:style style:name="T19" style:family="text">
      <style:text-properties style:font-name="Courier New" fo:font-style="normal" officeooo:rsid="0030a49b" style:font-style-asian="normal" style:font-style-complex="normal"/>
    </style:style>
    <style:style style:name="T20" style:family="text">
      <style:text-properties style:font-name="Courier New" fo:font-style="normal" officeooo:rsid="0031e1f7" style:font-style-asian="normal" style:font-style-complex="normal"/>
    </style:style>
    <style:style style:name="T21" style:family="text">
      <style:text-properties style:font-name="Courier New" fo:font-style="normal" officeooo:rsid="00321f51" style:font-style-asian="normal" style:font-style-complex="normal"/>
    </style:style>
    <style:style style:name="T22" style:family="text">
      <style:text-properties style:font-name="Courier New" fo:font-style="normal" officeooo:rsid="003272c0" style:font-style-asian="normal" style:font-style-complex="normal"/>
    </style:style>
    <style:style style:name="T23" style:family="text">
      <style:text-properties style:font-name="Courier New" fo:font-style="normal" officeooo:rsid="0033493e" style:font-style-asian="normal" style:font-style-complex="normal"/>
    </style:style>
    <style:style style:name="T24" style:family="text">
      <style:text-properties style:font-name="Courier New" fo:font-style="normal" officeooo:rsid="00353336" style:font-style-asian="normal" style:font-style-complex="normal"/>
    </style:style>
    <style:style style:name="T25" style:family="text">
      <style:text-properties style:font-name="Courier New" fo:font-style="normal" officeooo:rsid="0036822d" style:font-style-asian="normal" style:font-style-complex="normal"/>
    </style:style>
    <style:style style:name="T26" style:family="text">
      <style:text-properties style:font-name="Courier New" fo:font-style="normal" officeooo:rsid="003835db" style:font-style-asian="normal" style:font-style-complex="normal"/>
    </style:style>
    <style:style style:name="T27" style:family="text">
      <style:text-properties style:font-name="Courier New" fo:font-style="normal" officeooo:rsid="0039a248" style:font-style-asian="normal" style:font-style-complex="normal"/>
    </style:style>
    <style:style style:name="T28" style:family="text">
      <style:text-properties style:font-name="Courier New" fo:font-style="normal" officeooo:rsid="0039bb63" style:font-style-asian="normal" style:font-style-complex="normal"/>
    </style:style>
    <style:style style:name="T29" style:family="text">
      <style:text-properties style:font-name="Courier New" fo:font-style="normal" fo:font-weight="normal" officeooo:rsid="001400b4" style:font-style-asian="normal" style:font-weight-asian="normal" style:font-style-complex="normal" style:font-weight-complex="normal"/>
    </style:style>
    <style:style style:name="T30" style:family="text">
      <style:text-properties style:font-name="Courier New" fo:font-style="normal" style:text-underline-style="none" officeooo:rsid="002827ea" style:font-style-asian="normal" style:font-style-complex="normal"/>
    </style:style>
    <style:style style:name="T31" style:family="text">
      <style:text-properties style:font-name="Courier New" fo:font-style="normal" style:text-underline-style="none" officeooo:rsid="002a0f0e" style:font-style-asian="normal" style:font-style-complex="normal"/>
    </style:style>
    <style:style style:name="T32" style:family="text">
      <style:text-properties style:font-name="Courier New" officeooo:rsid="014661de"/>
    </style:style>
    <style:style style:name="T33" style:family="text">
      <style:text-properties style:font-name="Courier New" officeooo:rsid="013a689c"/>
    </style:style>
    <style:style style:name="T34" style:family="text">
      <style:text-properties style:font-name="Courier New" officeooo:rsid="013d2894"/>
    </style:style>
    <style:style style:name="T35" style:family="text">
      <style:text-properties style:font-name="Courier New" officeooo:rsid="00122454"/>
    </style:style>
    <style:style style:name="T36" style:family="text">
      <style:text-properties style:font-name="Courier New" officeooo:rsid="001400b4"/>
    </style:style>
    <style:style style:name="T37" style:family="text">
      <style:text-properties officeooo:rsid="0146bf68"/>
    </style:style>
    <style:style style:name="T38" style:family="text">
      <style:text-properties officeooo:rsid="00122454"/>
    </style:style>
    <style:style style:name="T39" style:family="text">
      <style:text-properties fo:font-style="italic" officeooo:rsid="0015f7ee" style:font-style-asian="italic" style:font-style-complex="itali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15f7ee"/>
    </style:style>
    <style:style style:name="T42" style:family="text">
      <style:text-properties officeooo:rsid="002a5de1"/>
    </style:style>
    <style:style style:name="T43" style:family="text">
      <style:text-properties officeooo:rsid="002ae272"/>
    </style:style>
    <style:style style:name="T44" style:family="text">
      <style:text-properties officeooo:rsid="002ca504"/>
    </style:style>
    <style:style style:name="T45" style:family="text">
      <style:text-properties officeooo:rsid="002e9dc1"/>
    </style:style>
    <style:style style:name="T46" style:family="text">
      <style:text-properties officeooo:rsid="002eb0d7"/>
    </style:style>
    <style:style style:name="T47" style:family="text">
      <style:text-properties officeooo:rsid="0030a49b"/>
    </style:style>
    <style:style style:name="T48" style:family="text">
      <style:text-properties officeooo:rsid="00327c27"/>
    </style:style>
    <style:style style:name="T49" style:family="text">
      <style:text-properties officeooo:rsid="00353336"/>
    </style:style>
    <style:style style:name="T50" style:family="text">
      <style:text-properties officeooo:rsid="0036822d"/>
    </style:style>
    <style:style style:name="T51" style:family="text">
      <style:text-properties officeooo:rsid="003835db"/>
    </style:style>
    <style:style style:name="T52" style:family="text">
      <style:text-properties officeooo:rsid="0039a248"/>
    </style:style>
    <style:style style:name="T53" style:family="text">
      <style:text-properties officeooo:rsid="0039bb63"/>
    </style:style>
    <style:style style:name="T54" style:family="text">
      <style:text-properties officeooo:rsid="003b683b"/>
    </style:style>
    <style:style style:name="T55" style:family="text">
      <style:text-properties officeooo:rsid="003d571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76"><text:a xlink:type="simple" xlink:href="#__RefHeading___Toc9693_58914485" text:style-name="Index_20_Link" text:visited-style-name="Index_20_Link">1Introducción a CodeFrog Studio<text:tab/>1</text:a></text:p>
          <text:p text:style-name="P75"><text:a xlink:type="simple" xlink:href="#__RefHeading___Toc9861_58914485" text:style-name="Index_20_Link" text:visited-style-name="Index_20_Link">1.1Elementos de la plataforma<text:tab/>2</text:a></text:p>
          <text:p text:style-name="P75"><text:a xlink:type="simple" xlink:href="#__RefHeading___Toc9865_58914485" text:style-name="Index_20_Link" text:visited-style-name="Index_20_Link">1.2Orígenes<text:tab/>2</text:a></text:p>
          <text:p text:style-name="P75"><text:a xlink:type="simple" xlink:href="#__RefHeading___Toc9782_58914485" text:style-name="Index_20_Link" text:visited-style-name="Index_20_Link">1.3Triceratops<text:tab/>3</text:a></text:p>
          <text:p text:style-name="P75"><text:a xlink:type="simple" xlink:href="#__RefHeading___Toc9695_58914485" text:style-name="Index_20_Link" text:visited-style-name="Index_20_Link">1.4El lenguaje Code Frog<text:tab/>3</text:a></text:p>
          <text:p text:style-name="P75"><text:a xlink:type="simple" xlink:href="#__RefHeading___Toc9750_58914485" text:style-name="Index_20_Link" text:visited-style-name="Index_20_Link">1.5Propiedades<text:tab/>4</text:a></text:p>
          <text:p text:style-name="P75"><text:a xlink:type="simple" xlink:href="#__RefHeading___Toc9752_58914485" text:style-name="Index_20_Link" text:visited-style-name="Index_20_Link">1.6Carencias<text:tab/>4</text:a></text:p>
          <text:p text:style-name="P75"><text:a xlink:type="simple" xlink:href="#__RefHeading___Toc9754_58914485" text:style-name="Index_20_Link" text:visited-style-name="Index_20_Link">1.7Expectativas<text:tab/>5</text:a></text:p>
          <text:p text:style-name="P76"><text:a xlink:type="simple" xlink:href="#__RefHeading___Toc9701_58914485" text:style-name="Index_20_Link" text:visited-style-name="Index_20_Link">2Los sectores<text:tab/>5</text:a></text:p>
          <text:p text:style-name="P75"><text:a xlink:type="simple" xlink:href="#__RefHeading___Toc9703_58914485" text:style-name="Index_20_Link" text:visited-style-name="Index_20_Link">2.1</text:a><text:a xlink:type="simple" xlink:href="#__RefHeading___Toc9703_58914485" text:style-name="Index_20_Link" text:visited-style-name="Index_20_Link">Sector </text:a><text:a xlink:type="simple" xlink:href="#__RefHeading___Toc9703_58914485" text:style-name="Index_20_Link" text:visited-style-name="Index_20_Link">SET</text:a><text:a xlink:type="simple" xlink:href="#__RefHeading___Toc9703_58914485" text:style-name="Index_20_Link" text:visited-style-name="Index_20_Link"><text:tab/>6</text:a></text:p>
          <text:p text:style-name="P75"><text:a xlink:type="simple" xlink:href="#__RefHeading___Toc9705_58914485" text:style-name="Index_20_Link" text:visited-style-name="Index_20_Link">2.2</text:a><text:a xlink:type="simple" xlink:href="#__RefHeading___Toc9705_58914485" text:style-name="Index_20_Link" text:visited-style-name="Index_20_Link">Sector</text:a><text:a xlink:type="simple" xlink:href="#__RefHeading___Toc9705_58914485" text:style-name="Index_20_Link" text:visited-style-name="Index_20_Link"> </text:a><text:a xlink:type="simple" xlink:href="#__RefHeading___Toc9705_58914485" text:style-name="Index_20_Link" text:visited-style-name="Index_20_Link">LOO</text:a><text:a xlink:type="simple" xlink:href="#__RefHeading___Toc9705_58914485" text:style-name="Index_20_Link" text:visited-style-name="Index_20_Link"><text:tab/>6</text:a></text:p>
          <text:p text:style-name="P75"><text:a xlink:type="simple" xlink:href="#__RefHeading___Toc9707_58914485" text:style-name="Index_20_Link" text:visited-style-name="Index_20_Link">2.3</text:a><text:a xlink:type="simple" xlink:href="#__RefHeading___Toc9707_58914485" text:style-name="Index_20_Link" text:visited-style-name="Index_20_Link">Sector</text:a><text:a xlink:type="simple" xlink:href="#__RefHeading___Toc9707_58914485" text:style-name="Index_20_Link" text:visited-style-name="Index_20_Link"> </text:a><text:a xlink:type="simple" xlink:href="#__RefHeading___Toc9707_58914485" text:style-name="Index_20_Link" text:visited-style-name="Index_20_Link">TIM</text:a><text:a xlink:type="simple" xlink:href="#__RefHeading___Toc9707_58914485" text:style-name="Index_20_Link" text:visited-style-name="Index_20_Link"><text:tab/>7</text:a></text:p>
          <text:p text:style-name="P75"><text:a xlink:type="simple" xlink:href="#__RefHeading___Toc9709_58914485" text:style-name="Index_20_Link" text:visited-style-name="Index_20_Link">2.4</text:a><text:a xlink:type="simple" xlink:href="#__RefHeading___Toc9709_58914485" text:style-name="Index_20_Link" text:visited-style-name="Index_20_Link">Sector </text:a><text:a xlink:type="simple" xlink:href="#__RefHeading___Toc9709_58914485" text:style-name="Index_20_Link" text:visited-style-name="Index_20_Link">VAR</text:a><text:a xlink:type="simple" xlink:href="#__RefHeading___Toc9709_58914485" text:style-name="Index_20_Link" text:visited-style-name="Index_20_Link"><text:tab/>7</text:a></text:p>
          <text:p text:style-name="P75"><text:a xlink:type="simple" xlink:href="#__RefHeading___Toc9711_58914485" text:style-name="Index_20_Link" text:visited-style-name="Index_20_Link">2.5</text:a><text:a xlink:type="simple" xlink:href="#__RefHeading___Toc9711_58914485" text:style-name="Index_20_Link" text:visited-style-name="Index_20_Link">Sector </text:a><text:a xlink:type="simple" xlink:href="#__RefHeading___Toc9711_58914485" text:style-name="Index_20_Link" text:visited-style-name="Index_20_Link">FUN</text:a><text:a xlink:type="simple" xlink:href="#__RefHeading___Toc9711_58914485" text:style-name="Index_20_Link" text:visited-style-name="Index_20_Link"><text:tab/>7</text:a></text:p>
          <text:p text:style-name="P75"><text:a xlink:type="simple" xlink:href="#__RefHeading___Toc9713_58914485" text:style-name="Index_20_Link" text:visited-style-name="Index_20_Link">2.6</text:a><text:a xlink:type="simple" xlink:href="#__RefHeading___Toc9713_58914485" text:style-name="Index_20_Link" text:visited-style-name="Index_20_Link">Sector </text:a><text:a xlink:type="simple" xlink:href="#__RefHeading___Toc9713_58914485" text:style-name="Index_20_Link" text:visited-style-name="Index_20_Link">CON</text:a><text:a xlink:type="simple" xlink:href="#__RefHeading___Toc9713_58914485" text:style-name="Index_20_Link" text:visited-style-name="Index_20_Link"><text:tab/>8</text:a></text:p>
          <text:p text:style-name="P75"><text:a xlink:type="simple" xlink:href="#__RefHeading___Toc9723_58914485" text:style-name="Index_20_Link" text:visited-style-name="Index_20_Link">2.7</text:a><text:a xlink:type="simple" xlink:href="#__RefHeading___Toc9723_58914485" text:style-name="Index_20_Link" text:visited-style-name="Index_20_Link">Sector </text:a><text:a xlink:type="simple" xlink:href="#__RefHeading___Toc9723_58914485" text:style-name="Index_20_Link" text:visited-style-name="Index_20_Link">BUF</text:a><text:a xlink:type="simple" xlink:href="#__RefHeading___Toc9723_58914485" text:style-name="Index_20_Link" text:visited-style-name="Index_20_Link"><text:tab/>8</text:a></text:p>
          <text:p text:style-name="P75"><text:a xlink:type="simple" xlink:href="#__RefHeading___Toc9725_58914485" text:style-name="Index_20_Link" text:visited-style-name="Index_20_Link">2.8</text:a><text:a xlink:type="simple" xlink:href="#__RefHeading___Toc9725_58914485" text:style-name="Index_20_Link" text:visited-style-name="Index_20_Link">Sector </text:a><text:a xlink:type="simple" xlink:href="#__RefHeading___Toc9725_58914485" text:style-name="Index_20_Link" text:visited-style-name="Index_20_Link">TEX</text:a><text:a xlink:type="simple" xlink:href="#__RefHeading___Toc9725_58914485" text:style-name="Index_20_Link" text:visited-style-name="Index_20_Link"><text:tab/>9</text:a></text:p>
          <text:p text:style-name="P76"><text:a xlink:type="simple" xlink:href="#__RefHeading___Toc9756_58914485" text:style-name="Index_20_Link" text:visited-style-name="Index_20_Link">3</text:a><text:a xlink:type="simple" xlink:href="#__RefHeading___Toc9756_58914485" text:style-name="Index_20_Link" text:visited-style-name="Index_20_Link">D</text:a><text:a xlink:type="simple" xlink:href="#__RefHeading___Toc9756_58914485" text:style-name="Index_20_Link" text:visited-style-name="Index_20_Link">esarrollo en CF</text:a><text:a xlink:type="simple" xlink:href="#__RefHeading___Toc9756_58914485" text:style-name="Index_20_Link" text:visited-style-name="Index_20_Link"><text:tab/>9</text:a></text:p>
          <text:p text:style-name="P75"><text:a xlink:type="simple" xlink:href="#__RefHeading___Toc9788_58914485" text:style-name="Index_20_Link" text:visited-style-name="Index_20_Link">3.1</text:a><text:a xlink:type="simple" xlink:href="#__RefHeading___Toc9788_58914485" text:style-name="Index_20_Link" text:visited-style-name="Index_20_Link">Tipos de datos</text:a><text:a xlink:type="simple" xlink:href="#__RefHeading___Toc9788_58914485" text:style-name="Index_20_Link" text:visited-style-name="Index_20_Link"><text:tab/>9</text:a></text:p>
          <text:p text:style-name="P75"><text:a xlink:type="simple" xlink:href="#__RefHeading___Toc9780_58914485" text:style-name="Index_20_Link" text:visited-style-name="Index_20_Link">3.2</text:a><text:a xlink:type="simple" xlink:href="#__RefHeading___Toc9780_58914485" text:style-name="Index_20_Link" text:visited-style-name="Index_20_Link">Supert</text:a><text:a xlink:type="simple" xlink:href="#__RefHeading___Toc9780_58914485" text:style-name="Index_20_Link" text:visited-style-name="Index_20_Link">ipos de datos</text:a><text:a xlink:type="simple" xlink:href="#__RefHeading___Toc9780_58914485" text:style-name="Index_20_Link" text:visited-style-name="Index_20_Link"><text:tab/>9</text:a></text:p>
          <text:p text:style-name="P75"><text:a xlink:type="simple" xlink:href="#__RefHeading___Toc9774_58914485" text:style-name="Index_20_Link" text:visited-style-name="Index_20_Link">3.3</text:a><text:a xlink:type="simple" xlink:href="#__RefHeading___Toc9774_58914485" text:style-name="Index_20_Link" text:visited-style-name="Index_20_Link">Variables</text:a><text:a xlink:type="simple" xlink:href="#__RefHeading___Toc9774_58914485" text:style-name="Index_20_Link" text:visited-style-name="Index_20_Link"><text:tab/>9</text:a></text:p>
          <text:p text:style-name="P75"><text:a xlink:type="simple" xlink:href="#__RefHeading___Toc9776_58914485" text:style-name="Index_20_Link" text:visited-style-name="Index_20_Link">3.4</text:a><text:a xlink:type="simple" xlink:href="#__RefHeading___Toc9776_58914485" text:style-name="Index_20_Link" text:visited-style-name="Index_20_Link">Literales</text:a><text:a xlink:type="simple" xlink:href="#__RefHeading___Toc9776_58914485" text:style-name="Index_20_Link" text:visited-style-name="Index_20_Link"><text:tab/>10</text:a></text:p>
          <text:p text:style-name="P75"><text:a xlink:type="simple" xlink:href="#__RefHeading___Toc9790_58914485" text:style-name="Index_20_Link" text:visited-style-name="Index_20_Link">3.5</text:a><text:a xlink:type="simple" xlink:href="#__RefHeading___Toc9790_58914485" text:style-name="Index_20_Link" text:visited-style-name="Index_20_Link">Funciones<text:tab/>10</text:a></text:p>
          <text:p text:style-name="P75"><text:a xlink:type="simple" xlink:href="#__RefHeading___Toc9847_58914485" text:style-name="Index_20_Link" text:visited-style-name="Index_20_Link">3.6</text:a><text:a xlink:type="simple" xlink:href="#__RefHeading___Toc9847_58914485" text:style-name="Index_20_Link" text:visited-style-name="Index_20_Link">Tickers</text:a><text:a xlink:type="simple" xlink:href="#__RefHeading___Toc9847_58914485" text:style-name="Index_20_Link" text:visited-style-name="Index_20_Link"><text:tab/>11</text:a></text:p>
          <text:p text:style-name="P75"><text:a xlink:type="simple" xlink:href="#__RefHeading___Toc9849_58914485" text:style-name="Index_20_Link" text:visited-style-name="Index_20_Link">3.7</text:a><text:a xlink:type="simple" xlink:href="#__RefHeading___Toc9849_58914485" text:style-name="Index_20_Link" text:visited-style-name="Index_20_Link">Controles</text:a><text:a xlink:type="simple" xlink:href="#__RefHeading___Toc9849_58914485" text:style-name="Index_20_Link" text:visited-style-name="Index_20_Link"><text:tab/>11</text:a></text:p>
          <text:p text:style-name="P75"><text:a xlink:type="simple" xlink:href="#__RefHeading___Toc9793_58914485" text:style-name="Index_20_Link" text:visited-style-name="Index_20_Link">3.8</text:a><text:a xlink:type="simple" xlink:href="#__RefHeading___Toc9793_58914485" text:style-name="Index_20_Link" text:visited-style-name="Index_20_Link">Funciones locales</text:a><text:a xlink:type="simple" xlink:href="#__RefHeading___Toc9793_58914485" text:style-name="Index_20_Link" text:visited-style-name="Index_20_Link"><text:tab/>11</text:a></text:p>
          <text:p text:style-name="P77"><text:a xlink:type="simple" xlink:href="#__RefHeading___Toc9806_58914485" text:style-name="Index_20_Link" text:visited-style-name="Index_20_Link">3.8.1</text:a><text:a xlink:type="simple" xlink:href="#__RefHeading___Toc9806_58914485" text:style-name="Index_20_Link" text:visited-style-name="Index_20_Link">wl(a,b)</text:a><text:a xlink:type="simple" xlink:href="#__RefHeading___Toc9806_58914485" text:style-name="Index_20_Link" text:visited-style-name="Index_20_Link"><text:tab/>11</text:a></text:p>
          <text:p text:style-name="P77"><text:a xlink:type="simple" xlink:href="#__RefHeading___Toc9808_58914485" text:style-name="Index_20_Link" text:visited-style-name="Index_20_Link">3.8.2</text:a><text:a xlink:type="simple" xlink:href="#__RefHeading___Toc9808_58914485" text:style-name="Index_20_Link" text:visited-style-name="Index_20_Link">w</text:a><text:a xlink:type="simple" xlink:href="#__RefHeading___Toc9808_58914485" text:style-name="Index_20_Link" text:visited-style-name="Index_20_Link">r</text:a><text:a xlink:type="simple" xlink:href="#__RefHeading___Toc9808_58914485" text:style-name="Index_20_Link" text:visited-style-name="Index_20_Link">(a,b)</text:a><text:a xlink:type="simple" xlink:href="#__RefHeading___Toc9808_58914485" text:style-name="Index_20_Link" text:visited-style-name="Index_20_Link"><text:tab/>11</text:a></text:p>
          <text:p text:style-name="P77"><text:a xlink:type="simple" xlink:href="#__RefHeading___Toc9808_5891448532" text:style-name="Index_20_Link" text:visited-style-name="Index_20_Link">3.8.3</text:a><text:a xlink:type="simple" xlink:href="#__RefHeading___Toc9808_5891448532" text:style-name="Index_20_Link" text:visited-style-name="Index_20_Link">print</text:a><text:a xlink:type="simple" xlink:href="#__RefHeading___Toc9808_5891448532" text:style-name="Index_20_Link" text:visited-style-name="Index_20_Link">(a,b)</text:a><text:a xlink:type="simple" xlink:href="#__RefHeading___Toc9808_5891448532" text:style-name="Index_20_Link" text:visited-style-name="Index_20_Link"><text:tab/>12</text:a></text:p>
          <text:p text:style-name="P77"><text:a xlink:type="simple" xlink:href="#__RefHeading___Toc9808_589144853233" text:style-name="Index_20_Link" text:visited-style-name="Index_20_Link">3.8.4</text:a><text:a xlink:type="simple" xlink:href="#__RefHeading___Toc9808_589144853233" text:style-name="Index_20_Link" text:visited-style-name="Index_20_Link">ma</text:a><text:a xlink:type="simple" xlink:href="#__RefHeading___Toc9808_589144853233" text:style-name="Index_20_Link" text:visited-style-name="Index_20_Link">(a,b)</text:a><text:a xlink:type="simple" xlink:href="#__RefHeading___Toc9808_589144853233" text:style-name="Index_20_Link" text:visited-style-name="Index_20_Link">to c</text:a><text:a xlink:type="simple" xlink:href="#__RefHeading___Toc9808_589144853233" text:style-name="Index_20_Link" text:visited-style-name="Index_20_Link"><text:tab/>12</text:a></text:p>
          <text:p text:style-name="P77"><text:a xlink:type="simple" xlink:href="#__RefHeading___Toc9833_58914485" text:style-name="Index_20_Link" text:visited-style-name="Index_20_Link">3.8.5</text:a><text:a xlink:type="simple" xlink:href="#__RefHeading___Toc9833_58914485" text:style-name="Index_20_Link" text:visited-style-name="Index_20_Link">if</text:a><text:a xlink:type="simple" xlink:href="#__RefHeading___Toc9833_58914485" text:style-name="Index_20_Link" text:visited-style-name="Index_20_Link">(a,b)</text:a><text:a xlink:type="simple" xlink:href="#__RefHeading___Toc9833_58914485" text:style-name="Index_20_Link" text:visited-style-name="Index_20_Link">d</text:a><text:a xlink:type="simple" xlink:href="#__RefHeading___Toc9833_58914485" text:style-name="Index_20_Link" text:visited-style-name="Index_20_Link">o c</text:a><text:a xlink:type="simple" xlink:href="#__RefHeading___Toc9833_58914485" text:style-name="Index_20_Link" text:visited-style-name="Index_20_Link"><text:tab/>13</text:a></text:p>
          <text:p text:style-name="P76"><text:a xlink:type="simple" xlink:href="#__RefHeading___Toc9761_58914485" text:style-name="Index_20_Link" text:visited-style-name="Index_20_Link">4</text:a><text:a xlink:type="simple" xlink:href="#__RefHeading___Toc9761_58914485" text:style-name="Index_20_Link" text:visited-style-name="Index_20_Link">Definiciones</text:a><text:a xlink:type="simple" xlink:href="#__RefHeading___Toc9761_58914485" text:style-name="Index_20_Link" text:visited-style-name="Index_20_Link"><text:tab/>13</text:a></text:p>
          <text:p text:style-name="P75"><text:a xlink:type="simple" xlink:href="#__RefHeading___Toc9763_58914485" text:style-name="Index_20_Link" text:visited-style-name="Index_20_Link">4.1</text:a><text:a xlink:type="simple" xlink:href="#__RefHeading___Toc9763_58914485" text:style-name="Index_20_Link" text:visited-style-name="Index_20_Link">S</text:a><text:a xlink:type="simple" xlink:href="#__RefHeading___Toc9763_58914485" text:style-name="Index_20_Link" text:visited-style-name="Index_20_Link">ectores</text:a><text:a xlink:type="simple" xlink:href="#__RefHeading___Toc9763_58914485" text:style-name="Index_20_Link" text:visited-style-name="Index_20_Link"><text:tab/>13</text:a></text:p>
          <text:p text:style-name="P75"><text:a xlink:type="simple" xlink:href="#__RefHeading___Toc9765_58914485" text:style-name="Index_20_Link" text:visited-style-name="Index_20_Link">4.2</text:a><text:a xlink:type="simple" xlink:href="#__RefHeading___Toc9765_58914485" text:style-name="Index_20_Link" text:visited-style-name="Index_20_Link">S</text:a><text:a xlink:type="simple" xlink:href="#__RefHeading___Toc9765_58914485" text:style-name="Index_20_Link" text:visited-style-name="Index_20_Link">ector de instrucciones<text:tab/>14</text:a></text:p>
          <text:p text:style-name="P75"><text:a xlink:type="simple" xlink:href="#__RefHeading___Toc9767_58914485" text:style-name="Index_20_Link" text:visited-style-name="Index_20_Link">4.3</text:a><text:a xlink:type="simple" xlink:href="#__RefHeading___Toc9767_58914485" text:style-name="Index_20_Link" text:visited-style-name="Index_20_Link">S</text:a><text:a xlink:type="simple" xlink:href="#__RefHeading___Toc9767_58914485" text:style-name="Index_20_Link" text:visited-style-name="Index_20_Link">ector de datos</text:a><text:a xlink:type="simple" xlink:href="#__RefHeading___Toc9767_58914485" text:style-name="Index_20_Link" text:visited-style-name="Index_20_Link"><text:tab/>14</text:a></text:p>
          <text:p text:style-name="P75"><text:a xlink:type="simple" xlink:href="#__RefHeading___Toc9821_58914485" text:style-name="Index_20_Link" text:visited-style-name="Index_20_Link">4.4</text:a><text:a xlink:type="simple" xlink:href="#__RefHeading___Toc9821_58914485" text:style-name="Index_20_Link" text:visited-style-name="Index_20_Link">G</text:a><text:a xlink:type="simple" xlink:href="#__RefHeading___Toc9821_58914485" text:style-name="Index_20_Link" text:visited-style-name="Index_20_Link">estor de resultados</text:a><text:a xlink:type="simple" xlink:href="#__RefHeading___Toc9821_58914485" text:style-name="Index_20_Link" text:visited-style-name="Index_20_Link"><text:tab/>14</text:a></text:p>
          <text:p text:style-name="P75"><text:a xlink:type="simple" xlink:href="#__RefHeading___Toc9835_58914485" text:style-name="Index_20_Link" text:visited-style-name="Index_20_Link">4.5</text:a><text:a xlink:type="simple" xlink:href="#__RefHeading___Toc9835_58914485" text:style-name="Index_20_Link" text:visited-style-name="Index_20_Link"> </text:a><text:a xlink:type="simple" xlink:href="#__RefHeading___Toc9835_58914485" text:style-name="Index_20_Link" text:visited-style-name="Index_20_Link">Operadores<text:tab/>15</text:a></text:p>
          <text:p text:style-name="P75"><text:a xlink:type="simple" xlink:href="#__RefHeading___Toc9837_58914485" text:style-name="Index_20_Link" text:visited-style-name="Index_20_Link">4.6</text:a><text:a xlink:type="simple" xlink:href="#__RefHeading___Toc9837_58914485" text:style-name="Index_20_Link" text:visited-style-name="Index_20_Link"> </text:a><text:a xlink:type="simple" xlink:href="#__RefHeading___Toc9837_58914485" text:style-name="Index_20_Link" text:visited-style-name="Index_20_Link">Operadores </text:a><text:a xlink:type="simple" xlink:href="#__RefHeading___Toc9837_58914485" text:style-name="Index_20_Link" text:visited-style-name="Index_20_Link">a</text:a><text:a xlink:type="simple" xlink:href="#__RefHeading___Toc9837_58914485" text:style-name="Index_20_Link" text:visited-style-name="Index_20_Link">ritméticos</text:a><text:a xlink:type="simple" xlink:href="#__RefHeading___Toc9837_58914485" text:style-name="Index_20_Link" text:visited-style-name="Index_20_Link"><text:tab/>15</text:a></text:p>
          <text:p text:style-name="P75"><text:a xlink:type="simple" xlink:href="#__RefHeading___Toc9839_58914485" text:style-name="Index_20_Link" text:visited-style-name="Index_20_Link">4.7</text:a><text:a xlink:type="simple" xlink:href="#__RefHeading___Toc9839_58914485" text:style-name="Index_20_Link" text:visited-style-name="Index_20_Link"> </text:a><text:a xlink:type="simple" xlink:href="#__RefHeading___Toc9839_58914485" text:style-name="Index_20_Link" text:visited-style-name="Index_20_Link">Operadores </text:a><text:a xlink:type="simple" xlink:href="#__RefHeading___Toc9839_58914485" text:style-name="Index_20_Link" text:visited-style-name="Index_20_Link">lógicos</text:a><text:a xlink:type="simple" xlink:href="#__RefHeading___Toc9839_58914485" text:style-name="Index_20_Link" text:visited-style-name="Index_20_Link"><text:tab/>16</text:a></text:p>
          <text:p text:style-name="P75"><text:a xlink:type="simple" xlink:href="#__RefHeading___Toc9841_58914485" text:style-name="Index_20_Link" text:visited-style-name="Index_20_Link">4.8</text:a><text:a xlink:type="simple" xlink:href="#__RefHeading___Toc9841_58914485" text:style-name="Index_20_Link" text:visited-style-name="Index_20_Link"> </text:a><text:a xlink:type="simple" xlink:href="#__RefHeading___Toc9841_58914485" text:style-name="Index_20_Link" text:visited-style-name="Index_20_Link">Operadores </text:a><text:a xlink:type="simple" xlink:href="#__RefHeading___Toc9841_58914485" text:style-name="Index_20_Link" text:visited-style-name="Index_20_Link">comparativos</text:a><text:a xlink:type="simple" xlink:href="#__RefHeading___Toc9841_58914485" text:style-name="Index_20_Link" text:visited-style-name="Index_20_Link"><text:tab/>16</text:a></text:p>
        </text:index-body>
      </text:table-of-content>
      <text:h text:style-name="Heading_20_1" text:outline-level="1" text:is-list-header="true"/>
      <text:h text:style-name="P81" text:outline-level="1"><text:bookmark-start text:name="__RefHeading___Toc9693_58914485"/>Introducción <text:span text:style-name="T46">a CodeFrog Studio</text:span><text:bookmark-end text:name="__RefHeading___Toc9693_58914485"/></text:h>
      <text:p text:style-name="P19"/>
      <text:h text:style-name="P86" text:outline-level="2"><text:bookmark-start text:name="__RefHeading___Toc9861_58914485"/><text:soft-page-break/><text:span text:style-name="T34">E</text:span><text:span text:style-name="T1">lementos de la plataforma</text:span><text:bookmark-end text:name="__RefHeading___Toc9861_58914485"/></text:h>
      <text:p text:style-name="P8"/>
      <text:p text:style-name="P10"><text:span text:style-name="T54">El objetivo del entorno de desarrollo CFS ha sido crear un sistema </text:span><text:s/>sistema <text:span text:style-name="T54">que permita</text:span> al usuario interactuar con el dispositivo a través de varias plataformas <text:span text:style-name="T55">a merced de las demandas </text:span><text:s/>de la tarea a realizar.</text:p>
      <text:p text:style-name="P11">CF es el principal lenguaje utilizado para operar con el sistema y este comprende un grupo de software cuya presencia individual es prescindible en la mayoría de los casos pues ha sido concebido para la ejecución de acciones específicas. </text:p>
      <text:p text:style-name="P10"/>
      <text:p text:style-name="P10">La tabla a continuación muestra todo el software relacionado con el entorno de desarrollo.</text:p>
      <text:p text:style-name="P9"/>
      <text:p text:style-name="P9"/>
      <text:p text:style-name="P9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>
          <table:table-cell table:style-name="Tabla10.A1" office:value-type="string">
            <text:p text:style-name="P43">Name</text:p>
          </table:table-cell>
          <table:table-cell table:style-name="Tabla10.A1" office:value-type="string">
            <text:p text:style-name="P50">Element</text:p>
          </table:table-cell>
          <table:table-cell table:style-name="Tabla10.A1" office:value-type="string">
            <text:p text:style-name="P44">Status</text:p>
          </table:table-cell>
          <table:table-cell table:style-name="Tabla10.A1" office:value-type="string">
            <text:p text:style-name="P45">Info</text:p>
          </table:table-cell>
          <table:table-cell table:style-name="Tabla10.A1" office:value-type="string">
            <text:p text:style-name="P45">Developed in</text:p>
          </table:table-cell>
          <table:table-cell table:style-name="Tabla10.A1" office:value-type="string">
            <text:p text:style-name="P45">Platform</text:p>
          </table:table-cell>
          <table:table-cell table:style-name="Tabla10.G1" office:value-type="string">
            <text:p text:style-name="P43">Habitat</text:p>
          </table:table-cell>
        </table:table-row>
        <table:table-row>
          <table:table-cell table:style-name="Tabla10.A2" table:number-rows-spanned="3" office:value-type="string">
            <text:p text:style-name="P46">CF studio</text:p>
          </table:table-cell>
          <table:table-cell table:style-name="Tabla10.A2" office:value-type="string">
            <text:p text:style-name="P47">CF Compiler</text:p>
          </table:table-cell>
          <table:table-cell table:style-name="Tabla10.A2" office:value-type="string">
            <text:p text:style-name="P44">0.1 <text:span text:style-name="T43">B</text:span></text:p>
          </table:table-cell>
          <table:table-cell table:style-name="Tabla10.A2" office:value-type="string">
            <text:p text:style-name="P46">Edit and burn cf script.</text:p>
          </table:table-cell>
          <table:table-cell table:style-name="Tabla10.A2" office:value-type="string">
            <text:p text:style-name="P48">C#</text:p>
          </table:table-cell>
          <table:table-cell table:style-name="Tabla10.A2" office:value-type="string">
            <text:p text:style-name="P45">Windows</text:p>
          </table:table-cell>
          <table:table-cell table:style-name="Tabla10.G2" office:value-type="string">
            <text:p text:style-name="P43">PC</text:p>
          </table:table-cell>
        </table:table-row>
        <table:table-row>
          <table:covered-table-cell/>
          <table:table-cell table:style-name="Tabla10.A2" office:value-type="string">
            <text:p text:style-name="P47">CF <text:span text:style-name="T37">M</text:span>emory</text:p>
          </table:table-cell>
          <table:table-cell table:style-name="Tabla10.A2" office:value-type="string">
            <text:p text:style-name="P44">0.2 </text:p>
          </table:table-cell>
          <table:table-cell table:style-name="Tabla10.A2" office:value-type="string">
            <text:p text:style-name="P46">Wiew edit and burn hex files.</text:p>
          </table:table-cell>
          <table:table-cell table:style-name="Tabla10.A2" office:value-type="string">
            <text:p text:style-name="P48">C#</text:p>
          </table:table-cell>
          <table:table-cell table:style-name="Tabla10.A2" office:value-type="string">
            <text:p text:style-name="P45">Windows</text:p>
          </table:table-cell>
          <table:table-cell table:style-name="Tabla10.G2" office:value-type="string">
            <text:p text:style-name="P43">PC</text:p>
          </table:table-cell>
        </table:table-row>
        <table:table-row>
          <table:covered-table-cell/>
          <table:table-cell table:style-name="Tabla10.A2" office:value-type="string">
            <text:p text:style-name="P47">CF Simulator</text:p>
          </table:table-cell>
          <table:table-cell table:style-name="Tabla10.A2" office:value-type="string">
            <text:p text:style-name="P44">Early development</text:p>
          </table:table-cell>
          <table:table-cell table:style-name="Tabla10.A2" office:value-type="string">
            <text:p text:style-name="P46">Cf Script simulator.</text:p>
          </table:table-cell>
          <table:table-cell table:style-name="Tabla10.A2" office:value-type="string">
            <text:p text:style-name="P48">C#</text:p>
          </table:table-cell>
          <table:table-cell table:style-name="Tabla10.A2" office:value-type="string">
            <text:p text:style-name="P45">Windows</text:p>
          </table:table-cell>
          <table:table-cell table:style-name="Tabla10.G2" office:value-type="string">
            <text:p text:style-name="P43">PC</text:p>
          </table:table-cell>
        </table:table-row>
        <table:table-row>
          <table:table-cell table:style-name="Tabla10.A2" office:value-type="string">
            <text:p text:style-name="P46">Rhino</text:p>
          </table:table-cell>
          <table:table-cell table:style-name="Tabla10.A2" office:value-type="string">
            <text:p text:style-name="P46">Icon based scripting</text:p>
          </table:table-cell>
          <table:table-cell table:style-name="Tabla10.A2" office:value-type="string">
            <text:p text:style-name="P44">Early development</text:p>
          </table:table-cell>
          <table:table-cell table:style-name="Tabla10.A2" office:value-type="string">
            <text:p text:style-name="P48">Browser based remote burn and edit.</text:p>
          </table:table-cell>
          <table:table-cell table:style-name="Tabla10.A2" office:value-type="string">
            <text:p text:style-name="P48">Javascript, html</text:p>
          </table:table-cell>
          <table:table-cell table:style-name="Tabla10.A2" office:value-type="string">
            <text:p text:style-name="P45">Browser</text:p>
          </table:table-cell>
          <table:table-cell table:style-name="Tabla10.G2" office:value-type="string">
            <text:p text:style-name="P43">PC, Adroid, Mac</text:p>
          </table:table-cell>
        </table:table-row>
        <table:table-row>
          <table:table-cell table:style-name="Tabla10.A2" office:value-type="string">
            <text:p text:style-name="P46">Mantis</text:p>
          </table:table-cell>
          <table:table-cell table:style-name="Tabla10.A2" office:value-type="string">
            <text:p text:style-name="P48">Process live control</text:p>
          </table:table-cell>
          <table:table-cell table:style-name="Tabla10.A2" office:value-type="string">
            <text:p text:style-name="P44">0.2 <text:span text:style-name="T43">B</text:span></text:p>
          </table:table-cell>
          <table:table-cell table:style-name="Tabla10.A2" office:value-type="string">
            <text:p text:style-name="P48">Browser based conrol</text:p>
          </table:table-cell>
          <table:table-cell table:style-name="Tabla10.A2" office:value-type="string">
            <text:p text:style-name="P48">Javarcript,html</text:p>
          </table:table-cell>
          <table:table-cell table:style-name="Tabla10.A2" office:value-type="string">
            <text:p text:style-name="P45">Browser</text:p>
          </table:table-cell>
          <table:table-cell table:style-name="Tabla10.G2" office:value-type="string">
            <text:p text:style-name="P43">PC, Adroid, Mac</text:p>
          </table:table-cell>
        </table:table-row>
        <table:table-row>
          <table:table-cell table:style-name="Tabla10.A2" office:value-type="string">
            <text:p text:style-name="P43">Tuna</text:p>
          </table:table-cell>
          <table:table-cell table:style-name="Tabla10.A2" office:value-type="string">
            <text:p text:style-name="P43">Process execution</text:p>
          </table:table-cell>
          <table:table-cell table:style-name="Tabla10.A2" office:value-type="string">
            <text:p text:style-name="P44">1.12</text:p>
          </table:table-cell>
          <table:table-cell table:style-name="Tabla10.A2" office:value-type="string">
            <text:p text:style-name="P49">Specific for each uC or device.</text:p>
          </table:table-cell>
          <table:table-cell table:style-name="Tabla10.A2" office:value-type="string">
            <text:p text:style-name="P49">C/c++</text:p>
          </table:table-cell>
          <table:table-cell table:style-name="Tabla10.A2" office:value-type="string">
            <text:p text:style-name="P49">See uC platform list</text:p>
          </table:table-cell>
          <table:table-cell table:style-name="Tabla10.G2" office:value-type="string">
            <text:p text:style-name="P49">A uC chip.</text:p>
          </table:table-cell>
        </table:table-row>
      </table:table>
      <text:p text:style-name="P37"/>
      <text:h text:style-name="P87" text:outline-level="2"><text:bookmark-start text:name="__RefHeading___Toc9865_58914485"/>Orígenes<text:bookmark-end text:name="__RefHeading___Toc9865_58914485"/></text:h>
      <text:p text:style-name="P14"/>
      <text:p text:style-name="P6">El proyecto cF comenzó como plataforma de comunicación y gestión de datos inalámbrica sobre micro-controladores de medio y bajo rango. </text:p>
      <text:p text:style-name="P3"><text:span text:style-name="T38">El</text:span> principal objetivo <text:span text:style-name="T38">es,</text:span> crear una adaptación genérica y simple de <text:span text:style-name="T38">sistemas de automatización de procesos</text:span> al marco de telecomunicaciones contemporáneo, de manera ultra-eficiente aprovechando al máximo las “limitadas” características de los <text:span text:style-name="T38">de los componentes utilizados</text:span>. </text:p>
      <text:h text:style-name="P94" text:outline-level="2"><text:bookmark-start text:name="__RefHeading___Toc9782_58914485"/><text:soft-page-break/>Triceratops<text:bookmark-end text:name="__RefHeading___Toc9782_58914485"/></text:h>
      <text:p text:style-name="P38"/>
      <text:p text:style-name="P16"><text:span text:style-name="T32">A </text:span><text:span text:style-name="T1">medida que </text:span><text:span text:style-name="T35">CodeFrog </text:span><text:span text:style-name="T1">se desarrollaba, </text:span><text:span text:style-name="T33">y dada la excesiva “limitación” de muchos micro-controladores del mercado, </text:span><text:span text:style-name="T1">surgió la opción de diseñar y </text:span><text:span text:style-name="T33">crear</text:span><text:span text:style-name="T1"> un dispositivo capaz de abarcar todas las características de la plataforma. </text:span></text:p>
      <text:p text:style-name="P5"><text:s/></text:p>
      <text:p text:style-name="P16"><text:span text:style-name="T1">El dispositivo, bautizado </text:span><text:span text:style-name="T33">como</text:span><text:span text:style-name="T1"> </text:span><text:span text:style-name="T2">Triceratops </text:span><text:span text:style-name="T6">es un compendio de diversos micros, </text:span><text:span text:style-name="T7">memorias,</text:span><text:span text:style-name="T6"> y entradas / salidas, fácilmente programable vía wifi o usb. </text:span></text:p>
      <text:p text:style-name="P3"/>
      <text:p text:style-name="P17"><text:span text:style-name="T1">El dispositivo no ha de ser entendido como una alternativa a las placas arduino y similares. Pues </text:span><text:span text:style-name="T2">Triceratops</text:span><text:span text:style-name="T1"> lleva consigo, </text:span><text:span text:style-name="T2">Tuna</text:span><text:span text:style-name="T1">, </text:span><text:span text:style-name="T36">el firmware que realiza el “trabajo sucio”, por el usuario. Ademas <text:s/></text:span><text:span text:style-name="T3">Triceratops </text:span><text:span text:style-name="T8">y su entorno están estrictamente orientados a tres campos combinados: </text:span><text:span text:style-name="T3">Automatización</text:span><text:span text:style-name="T8">, </text:span><text:span text:style-name="T3">Registro</text:span><text:span text:style-name="T8">, </text:span><text:span text:style-name="T5">Comunicaciones</text:span><text:span text:style-name="T29">.</text:span></text:p>
      <text:p text:style-name="P2">La plataforma cF está conformada por el compilador cf Studio(Windows), y varios controladores para diferentes plataformas como Frog (Windows), y Mantis (Html).</text:p>
      <text:p text:style-name="P6"><text:s/></text:p>
      <text:p text:style-name="P16"><text:span text:style-name="T1">Se han creado </text:span><text:span text:style-name="T33">varias</text:span><text:span text:style-name="T1"> librerías para diferentes modelos de micro-controladores con fines didácticos. Y una más para el prototipo de </text:span><text:span text:style-name="T2">Triceratops.</text:span></text:p>
      <text:p text:style-name="P2"><text:span text:style-name="T41">Nota: A fecha de 25 de febrero de 2018 el único ejemplar de </text:span><text:span text:style-name="T39">Triceratops </text:span><text:span text:style-name="T41">vive en un protoboard de nuestro laboratorio. A espera de del ensamblado del primer prototipo.</text:span></text:p>
      <text:h text:style-name="Heading_20_2" text:outline-level="2"><text:bookmark-start text:name="__RefHeading___Toc9695_58914485"/><text:span text:style-name="T54">El lenguaje </text:span>Code Frog <text:bookmark-end text:name="__RefHeading___Toc9695_58914485"/></text:h>
      <text:p text:style-name="P4"><text:s text:c="2"/></text:p>
      <text:p text:style-name="P12"><text:span text:style-name="T45">CodeFrog, o CF, forma parte del entorno de desarrollo CFS. Es</text:span> un lenguaje compilado imperativo procedimental, y posee un sector en la memoria de programa cuyo contenido es interpretado por aplicaciones cliente. </text:p>
      <text:p text:style-name="P13">Es el script quien controla qu<text:span text:style-name="T53">é</text:span> secciones de código y la secuencia en la que son ejecutados. </text:p>
      <text:p text:style-name="P13"/>
      <text:p text:style-name="P13">El programa sigue una ruta predefinida a través de la memoria, llamando <text:span text:style-name="T47">a</text:span> procedimientos según sea necesario.</text:p>
      <text:p text:style-name="P13"><text:soft-page-break/><text:s/></text:p>
      <text:p text:style-name="P13">Como en este tipo de lenguajes, la arquitectura <text:span text:style-name="T53">básica</text:span> consta de memoria y procesador, que ejecuta las instrucciones. </text:p>
      <text:p text:style-name="P13"/>
      <text:p text:style-name="P13">El usuario especifica qué datos se necesitan y cómo obtenerlos. Par<text:span text:style-name="T48">a</text:span> ello se vale de las estructuras <text:span text:style-name="T47">tradicionales: </text:span>bucles, condicionales etc.</text:p>
      <text:p text:style-name="P15">También puede programarse a nivel ensamblador entre código.</text:p>
      <text:p text:style-name="P13"><text:s/></text:p>
      <text:p text:style-name="P7"><text:span text:style-name="T38">Cf</text:span> <text:span text:style-name="T44">es un </text:span>lenguaje <text:span text:style-name="T38">pensado par</text:span>a simplificar la interacción <text:span text:style-name="T38">entre</text:span> usuario <text:span text:style-name="T38">y la máquina o el sistema.</text:span> </text:p>
      <text:p text:style-name="P140">Asimismo, se enfatiza en la la simplificación de comunicaciones, automatización, control remoto y registro de datos.</text:p>
      <text:h text:style-name="P88" text:outline-level="2"><text:bookmark-start text:name="__RefHeading___Toc9750_58914485"/>Propiedades<text:bookmark-end text:name="__RefHeading___Toc9750_58914485"/></text:h>
      <text:p text:style-name="P110"/>
      <text:list xml:id="list1065141935786526045" text:style-name="L1">
        <text:list-item>
          <text:p text:style-name="P111">El sistema ejecuta diferentes sectores de manera sincronizada. </text:p>
        </text:list-item>
        <text:list-item>
          <text:p text:style-name="P111">Cuenta con un flujo de código simple y dinámico. </text:p>
        </text:list-item>
        <text:list-item>
          <text:p text:style-name="P111">El pre-compilador nos permite incluir archivos y concatenar scripts. </text:p>
        </text:list-item>
        <text:list-item>
          <text:p text:style-name="P141"><text:span text:style-name="T6">Cuenta con las estructuras típicas de los lenguajes de alto nivel: condicionales, bucles </text:span><text:span text:style-name="T28">etc<text:tab/></text:span><text:span text:style-name="T6">. </text:span></text:p>
        </text:list-item>
        <text:list-item>
          <text:p text:style-name="P111">Todas las variables RAM son arrays.</text:p>
        </text:list-item>
        <text:list-item>
          <text:p text:style-name="P111">El sistema es fácilmente adaptable a cualquier dispositivo programable con memoria y procesador.</text:p>
        </text:list-item>
        <text:list-item>
          <text:p text:style-name="P113">El sistema permite la comunicación y programación en tiempo real con el dispositivo.</text:p>
        </text:list-item>
        <text:list-item>
          <text:p text:style-name="P113">No es orientado a objetos, el lenguaje está pensado para ser operado por usuarios no instruidos en la programación.</text:p>
          <text:p text:style-name="P111"/>
        </text:list-item>
      </text:list>
      <text:h text:style-name="P88" text:outline-level="2"><text:bookmark-start text:name="__RefHeading___Toc9752_58914485"/>Carencias<text:bookmark-end text:name="__RefHeading___Toc9752_58914485"/></text:h>
      <text:list xml:id="list7193586741832044808" text:style-name="L2">
        <text:list-item>
          <text:p text:style-name="P112">No previene la ejecución operaciones sin sentido.</text:p>
        </text:list-item>
        <text:list-item>
          <text:p text:style-name="P112">Alta limitación en la asignación de valores literales.</text:p>
        </text:list-item>
        <text:list-item>
          <text:p text:style-name="P114">No es orientado a objetos, el lenguaje está pensado para ser <text:soft-page-break/>operado por usuarios no instruidos en la programación.</text:p>
        </text:list-item>
      </text:list>
      <text:h text:style-name="P88" text:outline-level="2"><text:bookmark-start text:name="__RefHeading___Toc9754_58914485"/>Expectativas<text:bookmark-end text:name="__RefHeading___Toc9754_58914485"/></text:h>
      <text:p text:style-name="P110"/>
      <text:list xml:id="list4367320334793944213" text:style-name="L3">
        <text:list-item>
          <text:p text:style-name="P115">La adición de nuevas instrucciones que satisfagan todas las posibles necesidades a las que puedan surgir es uno de los principales objetivos.</text:p>
        </text:list-item>
        <text:list-item>
          <text:p text:style-name="P115">Al igual que las instrucciones, los controles en tiempo real deben ser ampliados en número y se ha planificado su prioridad de creación. </text:p>
        </text:list-item>
        <text:list-item>
          <text:p text:style-name="P142"><text:span text:style-name="T18">L</text:span><text:span text:style-name="T6">a evolución de la plataforma CodeFrog está sujeta a la evolución de </text:span><text:span text:style-name="T2">Triceratops</text:span><text:span text:style-name="T6">.</text:span></text:p>
        </text:list-item>
        <text:list-item>
          <text:p text:style-name="P143"><text:span text:style-name="T1">Triceratops </text:span><text:span text:style-name="T6">pide una memoria FRAM, y todo lo que su adición conlleva.</text:span></text:p>
        </text:list-item>
        <text:list-item>
          <text:p text:style-name="P116">La culminación de un simulador es un movimiento clave para difundir el uso de CF y conseguir colaboradores que critiquen, corrijan y mejoren el proyecto.</text:p>
        </text:list-item>
      </text:list>
      <text:p text:style-name="P1"/>
      <text:h text:style-name="P89" text:outline-level="2" text:is-list-header="true"/>
      <text:h text:style-name="P82" text:outline-level="1" text:is-list-header="true"/>
      <text:h text:style-name="P83" text:outline-level="1"><text:bookmark-start text:name="__RefHeading___Toc9701_58914485"/>Los sectores<text:bookmark-end text:name="__RefHeading___Toc9701_58914485"/></text:h>
      <text:p text:style-name="P118"/>
      <text:p text:style-name="P18"><text:span text:style-name="T6">La súper-arquitectura de la plataforma </text:span><text:span text:style-name="T9">está distribuida en </text:span><text:span text:style-name="T4">sectores</text:span><text:span text:style-name="T9">, cada sector tiene su propio puntero </text:span><text:span text:style-name="T10">y su propio cometido. </text:span></text:p>
      <text:p text:style-name="P119">La distribución de la memoria de programa en sectores nos permite, entre otras libertades trazar varias lineas de ejecución simultaneas*. </text:p>
      <text:p text:style-name="P119">Ningún sector es imprescindible y pueden ser omitidos de no ser necesarios.</text:p>
      <text:p text:style-name="P1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1">Sector name</text:p>
          </table:table-cell>
          <table:table-cell table:style-name="Tabla1.A1" office:value-type="string">
            <text:p text:style-name="P51">Task</text:p>
          </table:table-cell>
          <table:table-cell table:style-name="Tabla1.A1" office:value-type="string">
            <text:p text:style-name="P51">Location</text:p>
          </table:table-cell>
          <table:table-cell table:style-name="Tabla1.A1" office:value-type="string">
            <text:p text:style-name="P51">Type</text:p>
          </table:table-cell>
          <table:table-cell table:style-name="Tabla1.E1" office:value-type="string">
            <text:p text:style-name="P51">Has <text:span text:style-name="T42">a</text:span> pointer</text:p>
          </table:table-cell>
        </table:table-row>
        <table:table-row>
          <table:table-cell table:style-name="Tabla1.A2" office:value-type="string">
            <text:p text:style-name="P51">SET</text:p>
          </table:table-cell>
          <table:table-cell table:style-name="Tabla1.A2" office:value-type="string">
            <text:p text:style-name="P51">Setup</text:p>
          </table:table-cell>
          <table:table-cell table:style-name="Tabla1.A2" office:value-type="string">
            <text:p text:style-name="P51">Flash</text:p>
          </table:table-cell>
          <table:table-cell table:style-name="Tabla1.A2" office:value-type="string">
            <text:p text:style-name="P51">Instruction sector</text:p>
          </table:table-cell>
          <table:table-cell table:style-name="Tabla1.E2" office:value-type="string">
            <text:p text:style-name="P51">Yes</text:p>
          </table:table-cell>
        </table:table-row>
        <table:table-row>
          <table:table-cell table:style-name="Tabla1.A2" office:value-type="string">
            <text:p text:style-name="P51">LOO</text:p>
          </table:table-cell>
          <table:table-cell table:style-name="Tabla1.A2" office:value-type="string">
            <text:p text:style-name="P51">Loop</text:p>
          </table:table-cell>
          <table:table-cell table:style-name="Tabla1.A2" office:value-type="string">
            <text:p text:style-name="P51">Flash</text:p>
          </table:table-cell>
          <table:table-cell table:style-name="Tabla1.A2" office:value-type="string">
            <text:p text:style-name="P51">Instruction sector</text:p>
          </table:table-cell>
          <table:table-cell table:style-name="Tabla1.E2" office:value-type="string">
            <text:p text:style-name="P51">Yes</text:p>
          </table:table-cell>
        </table:table-row>
        <table:table-row>
          <table:table-cell table:style-name="Tabla1.A2" office:value-type="string">
            <text:p text:style-name="P51">TIM</text:p>
          </table:table-cell>
          <table:table-cell table:style-name="Tabla1.A2" office:value-type="string">
            <text:p text:style-name="P51">Timer</text:p>
          </table:table-cell>
          <table:table-cell table:style-name="Tabla1.A2" office:value-type="string">
            <text:p text:style-name="P51">Flash</text:p>
          </table:table-cell>
          <table:table-cell table:style-name="Tabla1.A2" office:value-type="string">
            <text:p text:style-name="P51">Instruction sector</text:p>
          </table:table-cell>
          <table:table-cell table:style-name="Tabla1.E2" office:value-type="string">
            <text:p text:style-name="P51">Yes</text:p>
          </table:table-cell>
        </table:table-row>
        <text:soft-page-break/>
        <table:table-row>
          <table:table-cell table:style-name="Tabla1.A2" office:value-type="string">
            <text:p text:style-name="P51">VAR</text:p>
          </table:table-cell>
          <table:table-cell table:style-name="Tabla1.A2" office:value-type="string">
            <text:p text:style-name="P51">Variables(Flash)</text:p>
          </table:table-cell>
          <table:table-cell table:style-name="Tabla1.A2" office:value-type="string">
            <text:p text:style-name="P51">Flash</text:p>
          </table:table-cell>
          <table:table-cell table:style-name="Tabla1.A2" office:value-type="string">
            <text:p text:style-name="P51">Data sector</text:p>
          </table:table-cell>
          <table:table-cell table:style-name="Tabla1.E2" office:value-type="string">
            <text:p text:style-name="P51">No</text:p>
          </table:table-cell>
        </table:table-row>
        <table:table-row>
          <table:table-cell table:style-name="Tabla1.A2" office:value-type="string">
            <text:p text:style-name="P51">FUN</text:p>
          </table:table-cell>
          <table:table-cell table:style-name="Tabla1.A2" office:value-type="string">
            <text:p text:style-name="P51">Function</text:p>
          </table:table-cell>
          <table:table-cell table:style-name="Tabla1.A2" office:value-type="string">
            <text:p text:style-name="P51">Flash</text:p>
          </table:table-cell>
          <table:table-cell table:style-name="Tabla1.A2" office:value-type="string">
            <text:p text:style-name="P51">Data sector</text:p>
          </table:table-cell>
          <table:table-cell table:style-name="Tabla1.E2" office:value-type="string">
            <text:p text:style-name="P51">Yes*</text:p>
          </table:table-cell>
        </table:table-row>
        <table:table-row>
          <table:table-cell table:style-name="Tabla1.A2" office:value-type="string">
            <text:p text:style-name="P51">BUF</text:p>
          </table:table-cell>
          <table:table-cell table:style-name="Tabla1.A2" office:value-type="string">
            <text:p text:style-name="P51">Buffer</text:p>
          </table:table-cell>
          <table:table-cell table:style-name="Tabla1.A2" office:value-type="string">
            <text:p text:style-name="P51">Ram</text:p>
          </table:table-cell>
          <table:table-cell table:style-name="Tabla1.A2" office:value-type="string">
            <text:p text:style-name="P51">Instruction sector</text:p>
          </table:table-cell>
          <table:table-cell table:style-name="Tabla1.E2" office:value-type="string">
            <text:p text:style-name="P51">Yes</text:p>
          </table:table-cell>
        </table:table-row>
        <table:table-row>
          <table:table-cell table:style-name="Tabla1.A2" office:value-type="string">
            <text:p text:style-name="P51">TEX</text:p>
          </table:table-cell>
          <table:table-cell table:style-name="Tabla1.A2" office:value-type="string">
            <text:p text:style-name="P51">Texts</text:p>
          </table:table-cell>
          <table:table-cell table:style-name="Tabla1.A2" office:value-type="string">
            <text:p text:style-name="P51">Flash</text:p>
          </table:table-cell>
          <table:table-cell table:style-name="Tabla1.A2" office:value-type="string">
            <text:p text:style-name="P51">Data sector</text:p>
          </table:table-cell>
          <table:table-cell table:style-name="Tabla1.E2" office:value-type="string">
            <text:p text:style-name="P51">No</text:p>
          </table:table-cell>
        </table:table-row>
        <table:table-row>
          <table:table-cell table:style-name="Tabla1.A2" office:value-type="string">
            <text:p text:style-name="P52">CON</text:p>
          </table:table-cell>
          <table:table-cell table:style-name="Tabla1.A2" office:value-type="string">
            <text:p text:style-name="P52">External controls</text:p>
          </table:table-cell>
          <table:table-cell table:style-name="Tabla1.A2" office:value-type="string">
            <text:p text:style-name="P52">Flash</text:p>
          </table:table-cell>
          <table:table-cell table:style-name="Tabla1.A2" office:value-type="string">
            <text:p text:style-name="P52">Instruction sector</text:p>
          </table:table-cell>
          <table:table-cell table:style-name="Tabla1.E2" office:value-type="string">
            <text:p text:style-name="P52">No</text:p>
          </table:table-cell>
        </table:table-row>
      </table:table>
      <text:p text:style-name="P119"/>
      <text:h text:style-name="Heading_20_2" text:outline-level="2"><text:bookmark-start text:name="__RefHeading___Toc9703_58914485"/><text:span text:style-name="T6">Sector </text:span><text:span text:style-name="T13">SET</text:span><text:span text:style-name="T6"> </text:span><text:bookmark-end text:name="__RefHeading___Toc9703_58914485"/></text:h>
      <text:p text:style-name="P24"><text:span text:style-name="T10">El sector </text:span><text:span text:style-name="T13">SET</text:span><text:span text:style-name="T10"> es ejecutado </text:span><text:span text:style-name="T11">cada vez que se el dispositivo es puesto en marcha</text:span><text:span text:style-name="T10">. Es el encargado de establecer las condiciones iniciales o procesos cuya ejecución ocurra al inicio de la puesta en marcha o reset de el micro controlador. </text:span></text:p>
      <text:p text:style-name="P20"><text:span text:style-name="T6">Asimismo, sector </text:span><text:span text:style-name="T13">SET</text:span><text:span text:style-name="T6"> puede ser ejecutado en cualquier momento ejecutando la instrucción corre</text:span><text:span text:style-name="T13">s</text:span><text:span text:style-name="T6">pondiente.</text:span></text:p>
      <text:p text:style-name="P119"><text:s/></text:p>
      <text:p text:style-name="P119">La anchura de las palabras es de 64 bits y la capacidad variará según el dispositivo y el tamaño de el resto de los sectores. </text:p>
      <text:p text:style-name="P20"><text:span text:style-name="T6">El sector </text:span><text:span text:style-name="T13">SET</text:span><text:span text:style-name="T6"> puede no existir en el script. </text:span></text:p>
      <text:p text:style-name="P22"><text:span text:style-name="T10">E</text:span><text:span text:style-name="T6">l sector </text:span><text:span text:style-name="T13">SET</text:span><text:span text:style-name="T6"> es un sector de instrucciones.</text:span></text:p>
      <text:p text:style-name="P123">El sector SET se aloja en la memoria flash.</text:p>
      <text:h text:style-name="P95" text:outline-level="2"><text:bookmark-start text:name="__RefHeading___Toc9705_58914485"/><text:span text:style-name="T6">Sector </text:span><text:span text:style-name="T11"><text:s/></text:span><text:span text:style-name="T13">LOO</text:span><text:bookmark-end text:name="__RefHeading___Toc9705_58914485"/></text:h>
      <text:p text:style-name="P125"/>
      <text:p text:style-name="P21"><text:span text:style-name="T6">El sector Loop es ejecutado cada ciclo cuya duración es establecida a través del registro </text:span><text:span text:style-name="T2">loo_c </text:span><text:span text:style-name="T6">en tuna, la duración del ciclo por defecto es de 100 ms, pudiendo ser reducido a uno. </text:span></text:p>
      <text:p text:style-name="P22"><text:span text:style-name="T6">Todas las instrucciones presentes en el sector </text:span><text:span text:style-name="T13">LOO</text:span><text:span text:style-name="T6"> están sujetas a las condiciones secuenciales previamente descritas.</text:span></text:p>
      <text:p text:style-name="P120">La anchura de las palabras es de 64 bits y la capacidad variará según el dispositivo y el tamaño de el resto de los sectores. </text:p>
      <text:p text:style-name="P22"><text:span text:style-name="T10">El sector </text:span><text:span text:style-name="T13">LOO</text:span><text:span text:style-name="T10"> puede no existir en el script. </text:span><text:span text:style-name="T6"><text:s/></text:span></text:p>
      <text:p text:style-name="P22"><text:span text:style-name="T10">E</text:span><text:span text:style-name="T6">l sector </text:span><text:span text:style-name="T13">LOO</text:span><text:span text:style-name="T6"> es un sector de instrucciones.</text:span></text:p>
      <text:p text:style-name="P123">El sector LOO se aloja en la memoria flash.</text:p>
      <text:h text:style-name="P95" text:outline-level="2"><text:bookmark-start text:name="__RefHeading___Toc9707_58914485"/><text:span text:style-name="T6">Sector </text:span><text:span text:style-name="T12"><text:s/></text:span><text:span text:style-name="T13">TIM</text:span><text:bookmark-end text:name="__RefHeading___Toc9707_58914485"/></text:h>
      <text:p text:style-name="P125"/>
      <text:p text:style-name="P22"><text:soft-page-break/><text:span text:style-name="T6">El sector </text:span><text:span text:style-name="T13">TIM</text:span><text:span text:style-name="T6"> es ejecutado cada ciclo cuya duración es establecida a través del registro tim</text:span><text:span text:style-name="T2">_c </text:span><text:span text:style-name="T6">en tuna, la duración del ciclo por defecto es de 1000 ms, pudiendo ser reducido a uno. </text:span></text:p>
      <text:p text:style-name="P22"><text:span text:style-name="T6">Todas las instrucciones presentes en el sector </text:span><text:span text:style-name="T13">TIM</text:span><text:span text:style-name="T6"> están sujetas a las condiciones secuenciales previamente descritas.</text:span></text:p>
      <text:p text:style-name="P21"><text:span text:style-name="T6">Este sector ha sido concebido para trabajar con temporizadores, conocidos como tickers. Sin embargo es capaz de alojar cualquier otra instrucción, </text:span><text:span text:style-name="T13">del mismo modo, </text:span><text:span text:style-name="T6"><text:s/>cualquier otro sector de instrucciones puede albergar tickers. </text:span></text:p>
      <text:p text:style-name="P120">La anchura de las palabras es de 64 bits y la capacidad variará según el dispositivo y el tamaño de el resto de los sectores. </text:p>
      <text:p text:style-name="P22"><text:span text:style-name="T10">El sector </text:span><text:span text:style-name="T13">TIM</text:span><text:span text:style-name="T10"> puede no existir en el script. </text:span></text:p>
      <text:p text:style-name="P21"><text:span text:style-name="T10">E</text:span><text:span text:style-name="T6">l sector </text:span><text:span text:style-name="T13">TIM</text:span><text:span text:style-name="T6"> es un sector de instrucciones.</text:span></text:p>
      <text:p text:style-name="P123">El sector TIM se aloja en la memoria flash.</text:p>
      <text:h text:style-name="P95" text:outline-level="2"><text:bookmark-start text:name="__RefHeading___Toc9709_58914485"/><text:span text:style-name="T6">Sector </text:span><text:span text:style-name="T13">VAR</text:span><text:bookmark-end text:name="__RefHeading___Toc9709_58914485"/></text:h>
      <text:p text:style-name="P123"/>
      <text:p text:style-name="P123">El sector VAR alberga las variables flash y el indice de las mismas. </text:p>
      <text:p text:style-name="P123">Cualquier valor de cualquier tipo puede ser asignado a dichas variables al declararlas. En posteriores asignaciones la longitud máxima estará limitada por la longitud establecida en la declaración de la misma.</text:p>
      <text:p text:style-name="P20"><text:span text:style-name="T13">L</text:span><text:span text:style-name="T6">a capacidad variará según el dispositivo y el tamaño de el resto de los sectores.</text:span></text:p>
      <text:p text:style-name="P25"><text:span text:style-name="T6">E</text:span><text:span text:style-name="T10">l sector </text:span><text:span text:style-name="T6">VAR</text:span><text:span text:style-name="T10"> puede no existir en el script, </text:span><text:span text:style-name="T6">si no existe ocupará un byte indicando a tuna que el script contiene cero variables.</text:span><text:span text:style-name="T10"> </text:span></text:p>
      <text:p text:style-name="P121"/>
      <text:h text:style-name="P95" text:outline-level="2"><text:bookmark-start text:name="__RefHeading___Toc9711_58914485"/><text:span text:style-name="T6">Sector </text:span><text:span text:style-name="T14">FUN</text:span><text:bookmark-end text:name="__RefHeading___Toc9711_58914485"/></text:h>
      <text:p text:style-name="P123"/>
      <text:p text:style-name="P25"><text:span text:style-name="T6">El sector </text:span><text:span text:style-name="T14">FUN</text:span><text:span text:style-name="T6"> alberga las funciones y el indice de las mismas. </text:span></text:p>
      <text:p text:style-name="P20"><text:span text:style-name="T13">L</text:span><text:span text:style-name="T6">a capacidad variará según el dispositivo y el tamaño de el resto de los sectores.</text:span></text:p>
      <text:p text:style-name="P25"><text:span text:style-name="T10">El sector </text:span><text:span text:style-name="T6">FUN</text:span><text:span text:style-name="T10"> puede no existir en el script, </text:span><text:span text:style-name="T6">si no existe ocupará un byte indicando a tuna que el script contiene cero funciones.</text:span><text:span text:style-name="T10"> </text:span></text:p>
      <text:p text:style-name="P123">El sector FUN se aloja en la memoria flash.</text:p>
      <text:p text:style-name="P123"><text:soft-page-break/></text:p>
      <text:p text:style-name="P123"/>
      <text:h text:style-name="P96" text:outline-level="2"><text:bookmark-start text:name="__RefHeading___Toc9713_58914485"/><text:span text:style-name="T6">Sector </text:span><text:span text:style-name="T14">CON</text:span><text:bookmark-end text:name="__RefHeading___Toc9713_58914485"/></text:h>
      <text:p text:style-name="P27"><text:span text:style-name="T14">E</text:span><text:span text:style-name="T6">l sector CON contiene los controles en tiempo real que serán interpretados por terceras aplicaciones con objeto de controlar el dispositivo por cualquier vía de comunicación. </text:span></text:p>
      <text:p text:style-name="P126">El sector CON no tiene puntero, no es interpretado por tuna sino por todos los clientes que se conecten al dispositivo a través de mantos u otras aplicaciones aptas.</text:p>
      <text:p text:style-name="P122">La anchura de las palabras es de 64 bits y la capacidad variará según el dispositivo y el tamaño de el resto de los sectores. </text:p>
      <text:p text:style-name="P23"><text:span text:style-name="T10">E</text:span><text:span text:style-name="T6">l sector </text:span><text:span text:style-name="T15">CON</text:span><text:span text:style-name="T6"> es un sector de instrucciones.</text:span></text:p>
      <text:p text:style-name="P26"><text:span text:style-name="T6">El sector </text:span><text:span text:style-name="T15">CON</text:span><text:span text:style-name="T6"> se aloja en la memoria flash.</text:span></text:p>
      <text:p text:style-name="P124"/>
      <text:p text:style-name="P124"/>
      <text:h text:style-name="P97" text:outline-level="2"><text:bookmark-start text:name="__RefHeading___Toc9723_58914485"/><text:span text:style-name="T6">Sector </text:span><text:span text:style-name="T15">BUF</text:span><text:bookmark-end text:name="__RefHeading___Toc9723_58914485"/></text:h>
      <text:p text:style-name="P126"/>
      <text:p text:style-name="P126">El sector BUF o buffer, es utilizado para almacenar temporalmente, instrucciones o grupos de instrucciones con el fin de ejecutarlas próximamente. </text:p>
      <text:p text:style-name="P27"><text:span text:style-name="T6">Esta característica ofrece mucha libertad a la hora de trabajar desde el monitor serie de CodeFrog o a través de </text:span><text:span text:style-name="T17">cualquier aplicación cliente.</text:span></text:p>
      <text:p text:style-name="P126"/>
      <text:p text:style-name="P27"><text:span text:style-name="T10">La anchura de las palabras es de 64 bits y la capacidad variará según el dispositivo y el tamaño </text:span><text:span text:style-name="T6">es establecido por BUFFER_MAX_COUNT y su valor por defecto es 64</text:span><text:span text:style-name="T10">. </text:span></text:p>
      <text:p text:style-name="P23"><text:span text:style-name="T10">E</text:span><text:span text:style-name="T6">l sector </text:span><text:span text:style-name="T15">BUF</text:span><text:span text:style-name="T6"> es un sector de instrucciones.</text:span></text:p>
      <text:p text:style-name="P26"><text:span text:style-name="T10">El sector </text:span><text:span text:style-name="T15">BUF</text:span><text:span text:style-name="T10"> se aloja en la memoria </text:span><text:span text:style-name="T15">ram</text:span><text:span text:style-name="T10">.</text:span></text:p>
      <text:h text:style-name="P97" text:outline-level="2"><text:bookmark-start text:name="__RefHeading___Toc9725_58914485"/><text:span text:style-name="T6">Sector </text:span><text:span text:style-name="T15">TEX</text:span><text:bookmark-end text:name="__RefHeading___Toc9725_58914485"/></text:h>
      <text:p text:style-name="P126"/>
      <text:p text:style-name="P27"><text:span text:style-name="T6">El sector TEX albergará </text:span><text:span text:style-name="T16">los indices y </text:span><text:span text:style-name="T6">nombres de variables funciones y temporizadores </text:span><text:span text:style-name="T16">para ser interpretados por </text:span><text:span text:style-name="T17">aplicaciones </text:span><text:soft-page-break/><text:span text:style-name="T17">cliente</text:span><text:span text:style-name="T16">, es recomendable utilizar este sector solo cuando sea imprescindible, ya que su única utilidad es </text:span><text:span text:style-name="T30">informativ</text:span><text:span text:style-name="T31">a</text:span><text:span text:style-name="T16">. </text:span></text:p>
      <text:p text:style-name="P127"/>
      <text:p text:style-name="P28"><text:span text:style-name="T16">E</text:span><text:span text:style-name="T6">l sector TEX se alberga en la memoria flash y no es un sector de instrucciones.</text:span></text:p>
      <text:h text:style-name="P85" text:outline-level="1"><text:bookmark-start text:name="__RefHeading___Toc9756_58914485"/><text:span text:style-name="T16">D</text:span><text:span text:style-name="T6">esarrollo en CF</text:span><text:bookmark-end text:name="__RefHeading___Toc9756_58914485"/></text:h>
      <text:p text:style-name="P128">El desarrollo en CF es similar a otros lenguajes considerables de “medio” nivel, con ciertas peculiaridades. </text:p>
      <text:p text:style-name="P128">El usuario ha de tener en cuenta que el sistema esta diseñado para <text:s text:c="2"/>trabajar con datos adquiridos por los medios de adquisición propios del dispositivo o externos, liberando las variables locales para procesos propios del programa. </text:p>
      <text:p text:style-name="P130"><text:s text:c="2"/></text:p>
      <text:h text:style-name="P90" text:outline-level="2"><text:bookmark-start text:name="__RefHeading___Toc9788_58914485"/>Tipos de datos<text:bookmark-end text:name="__RefHeading___Toc9788_58914485"/></text:h>
      <text:p text:style-name="P129">El núcleo de tuna será quien decida que tipo de datos utiliza para cada valor basándose en los supertipos de datos y/o la operación a realizar. </text:p>
      <text:p text:style-name="P129">Sea este booleano, una cadena, entero, flotante o doble, <text:s/>el núcleo tuna le dará el tratamiento requerido y el usuario no tiene que pensar en ello.</text:p>
      <text:p text:style-name="P131"/>
      <text:h text:style-name="P98" text:outline-level="2"><text:bookmark-start text:name="__RefHeading___Toc9780_58914485"/><text:span text:style-name="T6">Supert</text:span><text:span text:style-name="T19">ipos de datos</text:span><text:bookmark-end text:name="__RefHeading___Toc9780_58914485"/></text:h>
      <text:p text:style-name="P32"><text:span text:style-name="T19">L</text:span><text:span text:style-name="T6">os supertipos de datos </text:span><text:span text:style-name="T22">se utilizan para establecer valores literales. </text:span></text:p>
      <text:p text:style-name="P132">Existen cuatro supertipos de datos en CF, estos son, HEX, DEC, IPA, y CHA .</text:p>
      <text:p text:style-name="P132"/>
      <text:h text:style-name="P91" text:outline-level="2"><text:bookmark-start text:name="__RefHeading___Toc9774_58914485"/>Variables<text:bookmark-end text:name="__RefHeading___Toc9774_58914485"/></text:h>
      <text:p text:style-name="P128"/>
      <text:p text:style-name="P128">Existen variables ram y flash. Ambos tipos de variable pueden alojar los 4 tipos de supertipos con los que CF trabaja. </text:p>
      <text:p text:style-name="P31"><text:span text:style-name="T19">N</text:span><text:span text:style-name="T6">o es necesario especificar el tipo de datos propiamente dicho en cf studio a la hora de declarar variables. </text:span></text:p>
      <text:p text:style-name="P128"><text:soft-page-break/>Es necesario definir el tipo de la variable en la declaración.</text:p>
      <text:p text:style-name="P128"/>
      <text:p text:style-name="P33"><text:span text:style-name="T6">En CF existen variables locales y globales, estas ultimas se usan <text:s text:c="2"/>dentro de las funciones, pero también son accesibles para lectura desde cualquier sector mediante &amp;</text:span><text:span text:style-name="T2">nombreFncion_nombreVariable.</text:span><text:span text:style-name="T6"> En el caso de la escritura es diferente, la función asignara valores a las variables locales que contiene cada vez que se ejecuta, motivo por el cual no sirve de nada que el usuario asigne valores a variables locales de una función si pretende ejecutarla, ya que esta </text:span><text:span text:style-name="T24">sobrescribirá</text:span><text:span text:style-name="T6"> sus valores por los valores definidos en la misma. </text:span></text:p>
      <text:p text:style-name="P128"/>
      <text:h text:style-name="P92" text:outline-level="2"><text:bookmark-start text:name="__RefHeading___Toc9776_58914485"/>Literales<text:bookmark-end text:name="__RefHeading___Toc9776_58914485"/></text:h>
      <text:p text:style-name="P132">La asignación y utilización de valores literales indica al sistema el supertipo de datos en el que se basará el compilador.</text:p>
      <text:p text:style-name="P132">El valor máximo de asignación de literales para variables ram y de variables flash fuera de la época de declaración es de 32 bits 0xFFFFFFFF. </text:p>
      <text:p text:style-name="P132">El valor máximo de asignación literal como parámetro es 0x8000. </text:p>
      <text:p text:style-name="P132">El motivo de las mencionadas limitaciones ha sido construir una arquitectura ultra-eficiente en cuanto a memoria se refiere y teniendo muy en cuenta el objetivo del sistema descartando funcionalidades innecesarias en pos de la optimización. </text:p>
      <text:p text:style-name="P132">El hecho ha provocado cierta controversia entre algunos colaboradores. </text:p>
      <text:h text:style-name="P93" text:outline-level="2"><text:bookmark-start text:name="__RefHeading___Toc9790_58914485"/>Funciones <text:bookmark-end text:name="__RefHeading___Toc9790_58914485"/></text:h>
      <text:p text:style-name="P133">Las funciones cuentan con su propio sector y son agrupaciones de instrucciones llamadas por punteros o usuario cuando sea requerido. </text:p>
      <text:p text:style-name="P133">La longitud máxima de una función en de 2040 bytes. Y devuelve el valor a su registro de valor correspondiente, el cual ha de ser leído tras el elemento return de la misma, en caso de pretender modificarlo fuera del mismo.</text:p>
      <text:p text:style-name="P133">Las funciones pueden contener sus propias variables globales. </text:p>
      <text:h text:style-name="P99" text:outline-level="2"><text:bookmark-start text:name="__RefHeading___Toc9847_58914485"/><text:soft-page-break/><text:span text:style-name="T27">Tickers</text:span><text:span text:style-name="T6"> </text:span><text:bookmark-end text:name="__RefHeading___Toc9847_58914485"/></text:h>
      <text:h text:style-name="P99" text:outline-level="2"><text:bookmark-start text:name="__RefHeading___Toc9849_58914485"/><text:span text:style-name="T27">Controles </text:span><text:span text:style-name="T6"><text:s/></text:span><text:bookmark-end text:name="__RefHeading___Toc9849_58914485"/></text:h>
      <text:h text:style-name="P93" text:outline-level="2"><text:bookmark-start text:name="__RefHeading___Toc9793_58914485"/>Funciones locales<text:bookmark-end text:name="__RefHeading___Toc9793_58914485"/></text:h>
      <text:p text:style-name="P133"/>
      <text:p text:style-name="P117">Las funciones locales son instrucciones o grupos de las mismas que tanto Tuna como CF incluyen y son las directrices que seguirá el script. </text:p>
      <text:p text:style-name="P117">El número de funciones locales aumenta a medida que el proyecto avanza y es el principal trabajo programado para el primer cuatrimestre del año 2018. </text:p>
      <text:p text:style-name="P117">A continuación se describen las funciones locales operativas y cuyas pruebas se pueden considerar favorables a fecha de 25-02-2018. </text:p>
      <text:p text:style-name="P117"/>
      <text:p text:style-name="P34"/>
      <text:h text:style-name="P104" text:outline-level="3"><text:bookmark-start text:name="__RefHeading___Toc9806_58914485"/>wl(a,b)<text:bookmark-end text:name="__RefHeading___Toc9806_58914485"/></text:h>
      <text:p text:style-name="P35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57">Sintaxis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53">wl(a,b);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57">Descripción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53">Escribe el literal a en la dirección b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57">Argumentos</text:p>
          </table:table-cell>
          <table:covered-table-cell/>
        </table:table-row>
        <table:table-row>
          <table:table-cell table:style-name="Tabla4.A6" office:value-type="string">
            <text:p text:style-name="P53">a</text:p>
          </table:table-cell>
          <table:table-cell table:style-name="Tabla4.A2" office:value-type="string">
            <text:p text:style-name="P53">Debe ser una dirección hexadecimal de 2 bytes</text:p>
          </table:table-cell>
        </table:table-row>
        <table:table-row>
          <table:table-cell table:style-name="Tabla4.A6" office:value-type="string">
            <text:p text:style-name="P53">b</text:p>
          </table:table-cell>
          <table:table-cell table:style-name="Tabla4.A2" office:value-type="string">
            <text:p text:style-name="P53">Debe ser un literal. </text:p>
          </table:table-cell>
        </table:table-row>
        <table:table-row>
          <table:table-cell table:style-name="Tabla4.A2" table:number-columns-spanned="2" office:value-type="string">
            <text:p text:style-name="P57">Uso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54">Es utilizado principalmente para escribir y <text:s text:c="2"/>establecer estados y configuraciones en la interfaz de entrada y salida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63">Notas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63">Las competencias de esta función las absorberá wr() y wl desaparecerá.</text:p>
          </table:table-cell>
          <table:covered-table-cell/>
        </table:table-row>
      </table:table>
      <text:p text:style-name="P39"/>
      <text:p text:style-name="P39"/>
      <text:h text:style-name="P105" text:outline-level="3"><text:bookmark-start text:name="__RefHeading___Toc9808_58914485"/><text:span text:style-name="T23">w</text:span><text:span text:style-name="T24">r</text:span><text:span text:style-name="T23">(a,b)</text:span><text:bookmark-end text:name="__RefHeading___Toc9808_58914485"/>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58">Sintaxis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54"><text:span text:style-name="T49">wr</text:span>(a,b);</text:p>
          </table:table-cell>
          <table:covered-table-cell/>
        </table:table-row>
        <text:soft-page-break/>
        <table:table-row>
          <table:table-cell table:style-name="Tabla2.A2" table:number-columns-spanned="2" office:value-type="string">
            <text:p text:style-name="P58">Descripción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54">Escribe el <text:span text:style-name="T49">valor de la dirección</text:span> a en la dirección b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58">Argumentos</text:p>
          </table:table-cell>
          <table:covered-table-cell/>
        </table:table-row>
        <table:table-row>
          <table:table-cell table:style-name="Tabla2.A6" office:value-type="string">
            <text:p text:style-name="P54">a</text:p>
          </table:table-cell>
          <table:table-cell table:style-name="Tabla2.A2" office:value-type="string">
            <text:p text:style-name="P54">Debe ser una dirección hexadecimal de 2 bytes</text:p>
          </table:table-cell>
        </table:table-row>
        <table:table-row>
          <table:table-cell table:style-name="Tabla2.A6" office:value-type="string">
            <text:p text:style-name="P54">b</text:p>
          </table:table-cell>
          <table:table-cell table:style-name="Tabla2.A2" office:value-type="string">
            <text:p text:style-name="P54">Debe ser una dirección hexadecimal de 2 bytes </text:p>
          </table:table-cell>
        </table:table-row>
        <table:table-row>
          <table:table-cell table:style-name="Tabla2.A2" table:number-columns-spanned="2" office:value-type="string">
            <text:p text:style-name="P58">Uso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54">Es utilizado principalmente para escribir y <text:s text:c="2"/>establecer estados y configuraciones en la interfaz de entrada y salida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63">Notas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63">Esta función absorberá las características de la función wl() utilizando el nuevo protocolo udp2.</text:p>
          </table:table-cell>
          <table:covered-table-cell/>
        </table:table-row>
      </table:table>
      <text:p text:style-name="P40"/>
      <text:p text:style-name="P40"/>
      <text:p text:style-name="P41"/>
      <text:h text:style-name="P106" text:outline-level="3"><text:bookmark-start text:name="__RefHeading___Toc9808_5891448532"/><text:span text:style-name="T25">print</text:span><text:span text:style-name="T23">(a,b)</text:span><text:bookmark-end text:name="__RefHeading___Toc9808_5891448532"/></text:h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59">Sintaxis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55"><text:span text:style-name="T25">print</text:span>(a,b);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59">Descripción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66">Imprime el valor de<text:span text:style-name="T40"> a</text:span> en la consola CF, interpretado como dicte supertipo de datos asignado en <text:span text:style-name="T40">b</text:span>. El valor es impreso en paquetes de 256 bytes y no de manera instantánea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59">Argumentos</text:p>
          </table:table-cell>
          <table:covered-table-cell/>
        </table:table-row>
        <table:table-row>
          <table:table-cell table:style-name="Tabla3.A6" office:value-type="string">
            <text:p text:style-name="P55">a</text:p>
          </table:table-cell>
          <table:table-cell table:style-name="Tabla3.A2" office:value-type="string">
            <text:p text:style-name="P66">Debe ser una dirección de memoria hexadecimal de 2 o 4 bytes.</text:p>
          </table:table-cell>
        </table:table-row>
        <table:table-row>
          <table:table-cell table:style-name="Tabla3.A6" office:value-type="string">
            <text:p text:style-name="P55">b</text:p>
          </table:table-cell>
          <table:table-cell table:style-name="Tabla3.A2" office:value-type="string">
            <text:p text:style-name="P66">Debe ser un valor hexadecimal entre 0 y 3.</text:p>
          </table:table-cell>
        </table:table-row>
        <table:table-row>
          <table:table-cell table:style-name="Tabla3.A2" table:number-columns-spanned="2" office:value-type="string">
            <text:p text:style-name="P59">Uso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55">Es utilizado <text:span text:style-name="T50">para</text:span> <text:span text:style-name="T50">mostrar datos en el monitor de CF studio a través del puerto de serie del dispositivo, sea usb o serie. </text:span></text:p>
            <text:p text:style-name="P66">Posee cierto control sobre el contenido del monitor pudiendo utilizar comandos pri para controlar procesos de respuesta, por ejemplo limpiar la pantalla del monitor o escribir en posición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64">Notas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66">Utilizando println se agrega un salto de linea al final del contenido. </text:p>
            <text:p text:style-name="P66">Utilizando printlln indicamos al compilador que estamos imprimiendo un literal. </text:p>
            <text:p text:style-name="P66">No confundir con print o println como salida operacional.</text:p>
          </table:table-cell>
          <table:covered-table-cell/>
        </table:table-row>
      </table:table>
      <text:p text:style-name="P41"/>
      <text:p text:style-name="P41"/>
      <text:p text:style-name="P41"/>
      <text:h text:style-name="P106" text:outline-level="3"><text:bookmark-start text:name="__RefHeading___Toc9808_589144853233"/><text:span text:style-name="T25">ma</text:span><text:span text:style-name="T23">(a,b)</text:span><text:span text:style-name="T25">to c</text:span><text:bookmark-end text:name="__RefHeading___Toc9808_589144853233"/></text:h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59">Sintaxis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55"><text:span text:style-name="T25">ma</text:span>(a<text:span text:style-name="T50">&lt;op&gt;</text:span>b)<text:span text:style-name="T50">to c</text:span>;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59">Descripción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71">Ejecuta la operación dictada por el operador y pasa el resultado al gestor de resultados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59">Argumentos</text:p>
          </table:table-cell>
          <table:covered-table-cell/>
        </table:table-row>
        <text:soft-page-break/>
        <table:table-row>
          <table:table-cell table:style-name="Tabla5.A6" office:value-type="string">
            <text:p text:style-name="P55">a</text:p>
          </table:table-cell>
          <table:table-cell table:style-name="Tabla5.A2" office:value-type="string">
            <text:p text:style-name="P66">Debe ser una dirección de memoria hexadecimal de 2 bytes <text:span text:style-name="T51">o literal menor a 0x8000.</text:span></text:p>
          </table:table-cell>
        </table:table-row>
        <table:table-row>
          <table:table-cell table:style-name="Tabla5.A6" office:value-type="string">
            <text:p text:style-name="P55">b</text:p>
          </table:table-cell>
          <table:table-cell table:style-name="Tabla5.A2" office:value-type="string">
            <text:p text:style-name="P67">Debe ser una dirección de memoria hexadecimal de 2 bytes <text:span text:style-name="T51">o literal menor a 0x8000.</text:span></text:p>
          </table:table-cell>
        </table:table-row>
        <table:table-row>
          <table:table-cell table:style-name="Tabla5.A6" office:value-type="string">
            <text:p text:style-name="P71">op</text:p>
          </table:table-cell>
          <table:table-cell table:style-name="Tabla5.A2" office:value-type="string">
            <text:p text:style-name="P71">Puede utilizarse un operador lógico, operador aritmético, o puede utilizarse un punto para indicar valores flotantes.</text:p>
          </table:table-cell>
        </table:table-row>
        <table:table-row>
          <table:table-cell table:style-name="Tabla5.A2" table:number-columns-spanned="2" office:value-type="string">
            <text:p text:style-name="P61">Salida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69">La salida de este comando está gestionada por el gestor de resultados. 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59">Uso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71">Es utilizado para llevar a cabo todo tipo de operaciones matemáticas así como para la asignación de valores flotantes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64">Notas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71">El indice de las variables <text:s/>variables utilizadas como parámetros de entrada en este tipo de instrucciones ha de ser cero, y no ha de ser sintacticamente establecido. Ha de indicarse tan solo el nombre de la variable. </text:p>
          </table:table-cell>
          <table:covered-table-cell/>
        </table:table-row>
      </table:table>
      <text:p text:style-name="P41"/>
      <text:h text:style-name="P107" text:outline-level="3"><text:bookmark-start text:name="__RefHeading___Toc9833_58914485"/><text:span text:style-name="T27">if</text:span><text:span text:style-name="T23">(a,b)</text:span><text:span text:style-name="T27">d</text:span><text:span text:style-name="T25">o c</text:span><text:bookmark-end text:name="__RefHeading___Toc9833_58914485"/></text:h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60">Sintaxis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56"><text:span text:style-name="T27">if</text:span>(a<text:span text:style-name="T50">&lt;op&gt;</text:span>b)<text:span text:style-name="T52">do c</text:span>;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60">Descripción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72">Ejecuta la <text:span text:style-name="T52">comparación</text:span> dictada por el operador y pasa el resultado al gestor de resultados.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60">Argumentos</text:p>
          </table:table-cell>
          <table:covered-table-cell/>
        </table:table-row>
        <table:table-row>
          <table:table-cell table:style-name="Tabla9.A6" office:value-type="string">
            <text:p text:style-name="P56">a</text:p>
          </table:table-cell>
          <table:table-cell table:style-name="Tabla9.A2" office:value-type="string">
            <text:p text:style-name="P68">Debe ser una dirección de memoria hexadecimal de 2 bytes <text:span text:style-name="T51">o literal menor a 0x8000.</text:span></text:p>
          </table:table-cell>
        </table:table-row>
        <table:table-row>
          <table:table-cell table:style-name="Tabla9.A6" office:value-type="string">
            <text:p text:style-name="P56">b</text:p>
          </table:table-cell>
          <table:table-cell table:style-name="Tabla9.A2" office:value-type="string">
            <text:p text:style-name="P68">Debe ser una dirección de memoria hexadecimal de 2 bytes <text:span text:style-name="T51">o literal menor a 0x8000.</text:span></text:p>
          </table:table-cell>
        </table:table-row>
        <table:table-row>
          <table:table-cell table:style-name="Tabla9.A6" office:value-type="string">
            <text:p text:style-name="P72">op</text:p>
          </table:table-cell>
          <table:table-cell table:style-name="Tabla9.A2" office:value-type="string">
            <text:p text:style-name="P73">Ha de utilizarse un operador comparativo.</text:p>
          </table:table-cell>
        </table:table-row>
        <table:table-row>
          <table:table-cell table:style-name="Tabla9.A2" table:number-columns-spanned="2" office:value-type="string">
            <text:p text:style-name="P62">Salida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70">La salida de este comando está gestionada por el gestor de resultados. 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60">Uso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72">Es utilizado para llevar a cabo <text:span text:style-name="T52">comparaciones entre valores y acciones en consecuencia.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65">Notas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72">El indice de las variables <text:s/>variables utilizadas como parámetros de entrada en este tipo de instrucciones ha de ser cero, y no ha de ser sintacticamente establecido. Ha de indicarse tan solo el nombre de la variable. </text:p>
          </table:table-cell>
          <table:covered-table-cell/>
        </table:table-row>
      </table:table>
      <text:p text:style-name="P42"/>
      <text:h text:style-name="P84" text:outline-level="1"><text:bookmark-start text:name="__RefHeading___Toc9761_58914485"/>Definiciones<text:bookmark-end text:name="__RefHeading___Toc9761_58914485"/></text:h>
      <text:p text:style-name="P130"/>
      <text:h text:style-name="Heading_20_2" text:outline-level="2"><text:bookmark-start text:name="__RefHeading___Toc9763_58914485"/><text:span text:style-name="T19">S</text:span><text:span text:style-name="T6">ectores</text:span><text:bookmark-end text:name="__RefHeading___Toc9763_58914485"/></text:h>
      <text:p text:style-name="P29"><text:span text:style-name="T6">Los sectores en CF son memorias de programa independientes entre sí, cada cual posee unas características determinadas y todos son </text:span><text:soft-page-break/><text:span text:style-name="T6">prescindibles. </text:span></text:p>
      <text:p text:style-name="P30"><text:span text:style-name="T6">Existen </text:span><text:span text:style-name="T21">ocho sectores catalogados en </text:span><text:span text:style-name="T6">dos tipos, </text:span><text:span text:style-name="T21">los sectores de instrucciones y los sectores de datos.</text:span></text:p>
      <text:p text:style-name="P130">En el caso de los sectores de instrucciones, cada sector actúa como una memoria de programa, con su propio puntero, independientemente de sus características específicas.</text:p>
      <text:p text:style-name="P130">Por otro lado los sectores de datos almacenan los datos que el script requiera.</text:p>
      <text:p text:style-name="P29"><text:span text:style-name="T6">Los sectores </text:span><text:span text:style-name="T20">pueden ser escritos y leídos por el compilador, por otros sectores (vía comandos en el script), y por el usuario en tiempo real (mediante cualquier vía de comunicación y el sector buffer)</text:span></text:p>
      <text:p text:style-name="P134"/>
      <text:h text:style-name="P100" text:outline-level="2"><text:bookmark-start text:name="__RefHeading___Toc9765_58914485"/><text:span text:style-name="T6">S</text:span><text:span text:style-name="T20">ector de instrucciones </text:span><text:bookmark-end text:name="__RefHeading___Toc9765_58914485"/></text:h>
      <text:p text:style-name="P135">En CF studio, los sectores de instrucciones almacenan los comandos <text:s/>a ejecutar por el sector correspondiente. </text:p>
      <text:p text:style-name="P135">La anchura de las instrucciones es de 64 bits. </text:p>
      <text:p text:style-name="P135">La capacidad máxima de este tipo de sectores es relativa al dispositivo con el que se trabaja y el diseño del script.</text:p>
      <text:p text:style-name="P135">Los sectores de instrucciones son SET, LOO, TIM, FUN, BUF y CON.</text:p>
      <text:p text:style-name="P135"/>
      <text:h text:style-name="P100" text:outline-level="2"><text:bookmark-start text:name="__RefHeading___Toc9767_58914485"/><text:span text:style-name="T6">S</text:span><text:span text:style-name="T20">ector de datos</text:span><text:bookmark-end text:name="__RefHeading___Toc9767_58914485"/></text:h>
      <text:p text:style-name="P78"/>
      <text:p text:style-name="P79">Los sectores de datos almacenan datos que serán escritos y leídos tanto por el script como por aplicaciones cliente. </text:p>
      <text:p text:style-name="P79"/>
      <text:p text:style-name="P79">Los sectores de datos son TEX, y VAR. </text:p>
      <text:p text:style-name="P79"/>
      <text:p text:style-name="P79"/>
      <text:h text:style-name="P101" text:outline-level="2"><text:bookmark-start text:name="__RefHeading___Toc9821_58914485"/><text:span text:style-name="T20">G</text:span><text:span text:style-name="T6">estor de resultados</text:span><text:bookmark-end text:name="__RefHeading___Toc9821_58914485"/></text:h>
      <text:p text:style-name="P136">Antes conocido como outputHandler, es un elemento genérico que utilizan todas las estructuras cuya ejecución produzca un resultado o acción como salida. </text:p>
      <text:p text:style-name="P137">Es un elemento clave en tuna, y ahorra lineas y lineas de código motivo por el cual será ampliamente utilizado en el futuro durante la creación de nuevas funciones locales. </text:p>
      <text:p text:style-name="P137"><text:soft-page-break/></text:p>
      <text:p text:style-name="P137">El gestor de resultados ejecuta acciones en función de lo indicado a la salida de las funciones del tipo mencionado. Como por ejemplo <text:s/>if y ma. </text:p>
      <text:p text:style-name="P137">El gestor de resultados lleva a cabo las siguientes acciones. </text:p>
      <text:list xml:id="list605821969526412178" text:style-name="L4">
        <text:list-item>
          <text:p text:style-name="P138">Guarda resultados en variables.</text:p>
        </text:list-item>
        <text:list-item>
          <text:p text:style-name="P138">Llama a funciones. </text:p>
        </text:list-item>
        <text:list-item>
          <text:p text:style-name="P138">Salta un número establecido lineas en ambas direcciones en el mismo sector. </text:p>
        </text:list-item>
        <text:list-item>
          <text:p text:style-name="P138">Salta a una linea determinada de otro sector. </text:p>
        </text:list-item>
        <text:list-item>
          <text:p text:style-name="P138">Imprime el resultado a cliente o a la consola de CF.</text:p>
        </text:list-item>
        <text:list-item>
          <text:p text:style-name="P138">Envía el resultado a un servicio web. </text:p>
        </text:list-item>
        <text:list-item>
          <text:p text:style-name="P138">Envía el resultado a otro dispositivo.</text:p>
        </text:list-item>
      </text:list>
      <text:p text:style-name="P137"/>
      <text:h text:style-name="P102" text:outline-level="2"><text:bookmark-start text:name="__RefHeading___Toc9835_58914485"/><text:span text:style-name="T6"><text:s/></text:span><text:span text:style-name="T26">Operadores </text:span><text:bookmark-end text:name="__RefHeading___Toc9835_58914485"/></text:h>
      <text:p text:style-name="P137"/>
      <text:p text:style-name="P137">En cf studio, por lo general, cuando se habla de operadores puede hablarse de tres tipos. Los operadores aritméticos, operadores lógicos y operadores condicionales. </text:p>
      <text:p text:style-name="P137"/>
      <text:p text:style-name="P137">Son utilizados junto con los operandos en instrucciones para producir resultados o acciones en base a condicionantes combinacionales. </text:p>
      <text:p text:style-name="P137"><text:s/></text:p>
      <text:h text:style-name="P103" text:outline-level="2"><text:bookmark-start text:name="__RefHeading___Toc9837_58914485"/><text:span text:style-name="T6"><text:s/></text:span><text:span text:style-name="T26">Operadores </text:span><text:span text:style-name="T27">a</text:span><text:span text:style-name="T26">ritméticos</text:span><text:bookmark-end text:name="__RefHeading___Toc9837_58914485"/></text:h>
      <text:p text:style-name="P137">En cf studio los operadores aritméticos los utiliza unicamente la función ma (a fecha de 25-02-2018). 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3">Operador</text:p>
          </table:table-cell>
          <table:table-cell table:style-name="Tabla6.B1" office:value-type="string">
            <text:p text:style-name="P73">Descripción</text:p>
          </table:table-cell>
        </table:table-row>
        <table:table-row>
          <table:table-cell table:style-name="Tabla6.A2" office:value-type="string">
            <text:p text:style-name="P73">+</text:p>
          </table:table-cell>
          <table:table-cell table:style-name="Tabla6.B2" office:value-type="string">
            <text:p text:style-name="P73">Suma</text:p>
          </table:table-cell>
        </table:table-row>
        <table:table-row>
          <table:table-cell table:style-name="Tabla6.A2" office:value-type="string">
            <text:p text:style-name="Table_20_Contents">-</text:p>
          </table:table-cell>
          <table:table-cell table:style-name="Tabla6.B2" office:value-type="string">
            <text:p text:style-name="P73">Resta</text:p>
          </table:table-cell>
        </table:table-row>
        <table:table-row>
          <table:table-cell table:style-name="Tabla6.A2" office:value-type="string">
            <text:p text:style-name="Table_20_Contents">/</text:p>
          </table:table-cell>
          <table:table-cell table:style-name="Tabla6.B2" office:value-type="string">
            <text:p text:style-name="P73">División</text:p>
          </table:table-cell>
        </table:table-row>
        <table:table-row>
          <table:table-cell table:style-name="Tabla6.A2" office:value-type="string">
            <text:p text:style-name="P73">+</text:p>
          </table:table-cell>
          <table:table-cell table:style-name="Tabla6.B2" office:value-type="string">
            <text:p text:style-name="P73">Multiplicación</text:p>
          </table:table-cell>
        </table:table-row>
        <table:table-row>
          <table:table-cell table:style-name="Tabla6.A2" office:value-type="string">
            <text:p text:style-name="Table_20_Contents">%</text:p>
          </table:table-cell>
          <table:table-cell table:style-name="Tabla6.B2" office:value-type="string">
            <text:p text:style-name="P73">módulo</text:p>
          </table:table-cell>
        </table:table-row>
      </table:table>
      <text:p text:style-name="P137"/>
      <text:h text:style-name="P103" text:outline-level="2"><text:bookmark-start text:name="__RefHeading___Toc9839_58914485"/><text:soft-page-break/><text:span text:style-name="T6"><text:s/></text:span><text:span text:style-name="T26">Operadores </text:span><text:span text:style-name="T27">lógicos</text:span><text:bookmark-end text:name="__RefHeading___Toc9839_58914485"/></text:h>
      <text:p text:style-name="P36"><text:span text:style-name="T6">En cf studio los operadores </text:span><text:span text:style-name="T27">lógicos</text:span><text:span text:style-name="T6"> los utiliza unicamente la función ma (a fecha de 25-02-2018). 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3">Operador</text:p>
          </table:table-cell>
          <table:table-cell table:style-name="Tabla7.B1" office:value-type="string">
            <text:p text:style-name="P73">Descripción</text:p>
          </table:table-cell>
        </table:table-row>
        <table:table-row>
          <table:table-cell table:style-name="Tabla7.A2" office:value-type="string">
            <text:p text:style-name="P73">&amp;&amp;</text:p>
          </table:table-cell>
          <table:table-cell table:style-name="Tabla7.B2" office:value-type="string">
            <text:p text:style-name="P73">Y lógico.</text:p>
          </table:table-cell>
        </table:table-row>
        <table:table-row>
          <table:table-cell table:style-name="Tabla7.A2" office:value-type="string">
            <text:p text:style-name="P73">||</text:p>
          </table:table-cell>
          <table:table-cell table:style-name="Tabla7.B2" office:value-type="string">
            <text:p text:style-name="P73">O lógico.</text:p>
          </table:table-cell>
        </table:table-row>
        <table:table-row>
          <table:table-cell table:style-name="Tabla7.A2" office:value-type="string">
            <text:p text:style-name="P74">!!</text:p>
          </table:table-cell>
          <table:table-cell table:style-name="Tabla7.B2" office:value-type="string">
            <text:p text:style-name="P73">Negación de valor</text:p>
          </table:table-cell>
        </table:table-row>
        <table:table-row>
          <table:table-cell table:style-name="Tabla7.A2" office:value-type="string">
            <text:p text:style-name="P73">!</text:p>
          </table:table-cell>
          <table:table-cell table:style-name="Tabla7.B2" office:value-type="string">
            <text:p text:style-name="P73">Negación de valor booleano</text:p>
          </table:table-cell>
        </table:table-row>
        <table:table-row>
          <table:table-cell table:style-name="Tabla7.A2" office:value-type="string">
            <text:p text:style-name="P73">&lt;&lt;</text:p>
          </table:table-cell>
          <table:table-cell table:style-name="Tabla7.B2" office:value-type="string">
            <text:p text:style-name="P73">Corrimiento de bits en sentido izquierdo.</text:p>
          </table:table-cell>
        </table:table-row>
        <table:table-row>
          <table:table-cell table:style-name="Tabla7.A2" office:value-type="string">
            <text:p text:style-name="P73">&gt;&gt;</text:p>
          </table:table-cell>
          <table:table-cell table:style-name="Tabla7.B2" office:value-type="string">
            <text:p text:style-name="P73">Corrimiento de bits en sentido derecho</text:p>
          </table:table-cell>
        </table:table-row>
      </table:table>
      <text:p text:style-name="P139"/>
      <text:p text:style-name="P139"/>
      <text:h text:style-name="P103" text:outline-level="2"><text:bookmark-start text:name="__RefHeading___Toc9841_58914485"/><text:span text:style-name="T6"><text:s/></text:span><text:span text:style-name="T26">Operadores </text:span><text:span text:style-name="T27">comparativos</text:span><text:bookmark-end text:name="__RefHeading___Toc9841_58914485"/></text:h>
      <text:p text:style-name="P36"><text:span text:style-name="T6">En cf studio los operadores </text:span><text:span text:style-name="T27">condicionales</text:span><text:span text:style-name="T6"> los utiliza unicamente la función </text:span><text:span text:style-name="T27">if</text:span><text:span text:style-name="T6"> (a fecha de 25-02-2018). 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73">Operador</text:p>
          </table:table-cell>
          <table:table-cell table:style-name="Tabla8.B1" office:value-type="string">
            <text:p text:style-name="P73">Descripción</text:p>
          </table:table-cell>
        </table:table-row>
        <table:table-row>
          <table:table-cell table:style-name="Tabla8.A2" office:value-type="string">
            <text:p text:style-name="P73">==</text:p>
          </table:table-cell>
          <table:table-cell table:style-name="Tabla8.B2" office:value-type="string">
            <text:p text:style-name="P73">Igual</text:p>
          </table:table-cell>
        </table:table-row>
        <table:table-row>
          <table:table-cell table:style-name="Tabla8.A2" office:value-type="string">
            <text:p text:style-name="P73">!=</text:p>
          </table:table-cell>
          <table:table-cell table:style-name="Tabla8.B2" office:value-type="string">
            <text:p text:style-name="P73">No igual</text:p>
          </table:table-cell>
        </table:table-row>
        <table:table-row>
          <table:table-cell table:style-name="Tabla8.A2" office:value-type="string">
            <text:p text:style-name="P73">&lt;</text:p>
          </table:table-cell>
          <table:table-cell table:style-name="Tabla8.B2" office:value-type="string">
            <text:p text:style-name="P73">Menor</text:p>
          </table:table-cell>
        </table:table-row>
        <table:table-row>
          <table:table-cell table:style-name="Tabla8.A2" office:value-type="string">
            <text:p text:style-name="P73">!&lt;</text:p>
          </table:table-cell>
          <table:table-cell table:style-name="Tabla8.B2" office:value-type="string">
            <text:p text:style-name="P73">No menor</text:p>
          </table:table-cell>
        </table:table-row>
        <table:table-row>
          <table:table-cell table:style-name="Tabla8.A2" office:value-type="string">
            <text:p text:style-name="P73">&gt;</text:p>
          </table:table-cell>
          <table:table-cell table:style-name="Tabla8.B2" office:value-type="string">
            <text:p text:style-name="P73">Mayor</text:p>
          </table:table-cell>
        </table:table-row>
        <table:table-row>
          <table:table-cell table:style-name="Tabla8.A2" office:value-type="string">
            <text:p text:style-name="P73">!&gt;</text:p>
          </table:table-cell>
          <table:table-cell table:style-name="Tabla8.B2" office:value-type="string">
            <text:p text:style-name="P73">No mayor</text:p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20:19:10.202000000</meta:creation-date>
    <dc:date>2018-02-25T12:51:12.940000000</dc:date>
    <meta:editing-duration>PT15H41M2S</meta:editing-duration>
    <meta:editing-cycles>14</meta:editing-cycles>
    <meta:generator>LibreOffice/4.4.3.2$Windows_x86 LibreOffice_project/88805f81e9fe61362df02b9941de8e38a9b5fd16</meta:generator>
    <meta:document-statistic meta:table-count="10" meta:image-count="0" meta:object-count="0" meta:page-count="16" meta:paragraph-count="423" meta:word-count="3385" meta:character-count="20421" meta:non-whitespace-character-count="17393"/>
  </office:meta>
</office:document-meta>
</file>